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fo:font-style="italic" fo:font-weight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 text:is-list-header="true">Default Items</text:h>
      <text:p text:style-name="P2"/>
      <text:p text:style-name="P2"><draw:frame draw:style-name="fr1" draw:name="Object1" text:anchor-type="paragraph" svg:width="7.0618in" svg:height="87.53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Horizontal_20_Line"/>
      <text:p text:style-name="P1">Back to <text:a xlink:type="simple" xlink:href="../DesignIndex.html">Designer's Guide Inde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.5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1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ungeon Craft Help</dc:title>
    <meta:generator>OpenOffice.org/3.0$Win32 OpenOffice.org_project/300m15$Build-9379</meta:generator>
    <meta:document-statistic meta:table-count="0" meta:image-count="0" meta:object-count="1" meta:page-count="1" meta:paragraph-count="2" meta:word-count="7" meta:character-count="43"/>
    <dc:date>2010-08-22T13:48:07.25</dc:date>
    <meta:editing-duration>PT00H17M43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2.55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46in solid #000000" fo:background-color="#ffff00" fo:border-left="none" fo:border-right="none" fo:border-top="none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c0c0c0" style:vertical-align="top"/>
    </style:style>
    <style:style style:name="ce4" style:family="table-cell" style:parent-style-name="Default" style:data-style-name="N100">
      <style:table-cell-properties fo:border-bottom="0.0346in solid #000000" fo:background-color="#ffff00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 style:data-style-name="N100">
      <style:table-cell-properties fo:background-color="#c0c0c0"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Items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 Name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number-columns-repeated="2" office:value-type="string">
            <text:p>Arrow</text:p>
          </table:table-cell>
          <table:table-cell office:value-type="string">
            <text:p>damage: 1d6 + 0, used with bows</text:p>
          </table:table-cell>
        </table:table-row>
        <table:table-row table:style-name="ro1">
          <table:table-cell office:value-type="string">
            <text:p>Arrow|1</text:p>
          </table:table-cell>
          <table:table-cell office:value-type="string">
            <text:p>Arrow +1</text:p>
          </table:table-cell>
          <table:table-cell office:value-type="string">
            <text:p>as arrow +1 to damage, is magical</text:p>
          </table:table-cell>
        </table:table-row>
        <table:table-row table:style-name="ro1">
          <table:table-cell office:value-type="string">
            <text:p>Arrow|2</text:p>
          </table:table-cell>
          <table:table-cell office:value-type="string">
            <text:p>Arrow +2</text:p>
          </table:table-cell>
          <table:table-cell office:value-type="string">
            <text:p>as arrow +2 to damage, is magical</text:p>
          </table:table-cell>
        </table:table-row>
        <table:table-row table:style-name="ro1">
          <table:table-cell table:style-name="ce3" office:value-type="string">
            <text:p>Arrow|3</text:p>
          </table:table-cell>
          <table:table-cell table:style-name="ce3" office:value-type="string">
            <text:p>Arrow +3</text:p>
          </table:table-cell>
          <table:table-cell table:style-name="ce6" office:value-type="string">
            <text:p>as arrow +3 to damage, is magical</text:p>
          </table:table-cell>
        </table:table-row>
        <table:table-row table:style-name="ro1">
          <table:table-cell table:style-name="ce3" office:value-type="string">
            <text:p>Arrow|4</text:p>
          </table:table-cell>
          <table:table-cell table:style-name="ce3" office:value-type="string">
            <text:p>Arrow +4</text:p>
          </table:table-cell>
          <table:table-cell table:style-name="ce6" office:value-type="string">
            <text:p>as arrow +4 to damage, is magical</text:p>
          </table:table-cell>
        </table:table-row>
        <table:table-row table:style-name="ro1">
          <table:table-cell table:style-name="ce3" office:value-type="string">
            <text:p>Arrow|5</text:p>
          </table:table-cell>
          <table:table-cell table:style-name="ce3" office:value-type="string">
            <text:p>Arrow +5</text:p>
          </table:table-cell>
          <table:table-cell table:style-name="ce6" office:value-type="string">
            <text:p>as arrow +5 to damage, is magical</text:p>
          </table:table-cell>
        </table:table-row>
        <table:table-row table:style-name="ro2">
          <table:table-cell table:number-columns-repeated="2" office:value-type="string">
            <text:p>Awl Pike</text:p>
          </table:table-cell>
          <table:table-cell office:value-type="string">
            <text:p>damage: 1d6 + 1/1d12 = 0, 2 hands to use</text:p>
          </table:table-cell>
        </table:table-row>
        <table:table-row table:style-name="ro1">
          <table:table-cell office:value-type="string">
            <text:p>Awl Pike|1</text:p>
          </table:table-cell>
          <table:table-cell office:value-type="string">
            <text:p>Awl Pike +1</text:p>
          </table:table-cell>
          <table:table-cell office:value-type="string">
            <text:p>as awl pike +1 to dmage, is magical</text:p>
          </table:table-cell>
        </table:table-row>
        <table:table-row table:style-name="ro1">
          <table:table-cell office:value-type="string">
            <text:p>Awl Pike|2</text:p>
          </table:table-cell>
          <table:table-cell office:value-type="string">
            <text:p>Awl Pike +2</text:p>
          </table:table-cell>
          <table:table-cell office:value-type="string">
            <text:p>as awl pike +2 to dmage, is magical</text:p>
          </table:table-cell>
        </table:table-row>
        <table:table-row table:style-name="ro1">
          <table:table-cell table:style-name="ce3" office:value-type="string">
            <text:p>Awl Pike|3</text:p>
          </table:table-cell>
          <table:table-cell table:style-name="ce3" office:value-type="string">
            <text:p>Awl Pike +3</text:p>
          </table:table-cell>
          <table:table-cell table:style-name="ce6" office:value-type="string">
            <text:p>as awl pike +3 to dmage, is magical</text:p>
          </table:table-cell>
        </table:table-row>
        <table:table-row table:style-name="ro1">
          <table:table-cell table:style-name="ce3" office:value-type="string">
            <text:p>Awl Pike|4</text:p>
          </table:table-cell>
          <table:table-cell table:style-name="ce3" office:value-type="string">
            <text:p>Awl Pike +4</text:p>
          </table:table-cell>
          <table:table-cell table:style-name="ce6" office:value-type="string">
            <text:p>as awl pike +4 to dmage, is magical</text:p>
          </table:table-cell>
        </table:table-row>
        <table:table-row table:style-name="ro1">
          <table:table-cell table:style-name="ce3" office:value-type="string">
            <text:p>Awl Pike|5</text:p>
          </table:table-cell>
          <table:table-cell table:style-name="ce3" office:value-type="string">
            <text:p>Awl Pike +5</text:p>
          </table:table-cell>
          <table:table-cell table:style-name="ce6" office:value-type="string">
            <text:p>as awl pike +5 to dmage, is magical</text:p>
          </table:table-cell>
        </table:table-row>
        <table:table-row table:style-name="ro1">
          <table:table-cell table:number-columns-repeated="2" office:value-type="string">
            <text:p>Banded Mail</text:p>
          </table:table-cell>
          <table:table-cell office:value-type="string">
            <text:p>not weapon, -6 to AC base</text:p>
          </table:table-cell>
        </table:table-row>
        <table:table-row table:style-name="ro1">
          <table:table-cell office:value-type="string">
            <text:p>Banded Mail|1</text:p>
          </table:table-cell>
          <table:table-cell office:value-type="string">
            <text:p>Banded Mail +1</text:p>
          </table:table-cell>
          <table:table-cell office:value-type="string">
            <text:p>as banded mail -1 to AC base, is magical</text:p>
          </table:table-cell>
        </table:table-row>
        <table:table-row table:style-name="ro1">
          <table:table-cell office:value-type="string">
            <text:p>Banded Mail|2</text:p>
          </table:table-cell>
          <table:table-cell office:value-type="string">
            <text:p>Banded Mail +2</text:p>
          </table:table-cell>
          <table:table-cell office:value-type="string">
            <text:p>as banded mail -2 to AC base, is magical</text:p>
          </table:table-cell>
        </table:table-row>
        <table:table-row table:style-name="ro1">
          <table:table-cell table:style-name="ce3" office:value-type="string">
            <text:p>Banded Mail|3</text:p>
          </table:table-cell>
          <table:table-cell table:style-name="ce3" office:value-type="string">
            <text:p>Banded Mail +3</text:p>
          </table:table-cell>
          <table:table-cell table:style-name="ce6" office:value-type="string">
            <text:p>as banded mail -3 to AC base, is magical</text:p>
          </table:table-cell>
        </table:table-row>
        <table:table-row table:style-name="ro1">
          <table:table-cell table:style-name="ce3" office:value-type="string">
            <text:p>Banded Mail|4</text:p>
          </table:table-cell>
          <table:table-cell table:style-name="ce3" office:value-type="string">
            <text:p>Banded Mail +4</text:p>
          </table:table-cell>
          <table:table-cell table:style-name="ce6" office:value-type="string">
            <text:p>as banded mail -4 to AC base, is magical</text:p>
          </table:table-cell>
        </table:table-row>
        <table:table-row table:style-name="ro1">
          <table:table-cell table:style-name="ce3" office:value-type="string">
            <text:p>Banded Mail|5</text:p>
          </table:table-cell>
          <table:table-cell table:style-name="ce3" office:value-type="string">
            <text:p>Banded Mail +5</text:p>
          </table:table-cell>
          <table:table-cell table:style-name="ce6" office:value-type="string">
            <text:p>as banded mail -5 to AC base, is magical</text:p>
          </table:table-cell>
        </table:table-row>
        <table:table-row table:style-name="ro1">
          <table:table-cell table:number-columns-repeated="2" office:value-type="string">
            <text:p>Bardiche</text:p>
          </table:table-cell>
          <table:table-cell office:value-type="string">
            <text:p>damage: 2d4 + 0/2d6 + 0, 2 hands to use</text:p>
          </table:table-cell>
        </table:table-row>
        <table:table-row table:style-name="ro1">
          <table:table-cell office:value-type="string">
            <text:p>Bardiche|1</text:p>
          </table:table-cell>
          <table:table-cell office:value-type="string">
            <text:p>Bardiche +1</text:p>
          </table:table-cell>
          <table:table-cell office:value-type="string">
            <text:p>as bardiche +1 to damage, is magical</text:p>
          </table:table-cell>
        </table:table-row>
        <table:table-row table:style-name="ro1">
          <table:table-cell office:value-type="string">
            <text:p>Bardiche|2</text:p>
          </table:table-cell>
          <table:table-cell office:value-type="string">
            <text:p>Bardiche +2</text:p>
          </table:table-cell>
          <table:table-cell office:value-type="string">
            <text:p>as bardiche +2 to damage, is magical</text:p>
          </table:table-cell>
        </table:table-row>
        <table:table-row table:style-name="ro1">
          <table:table-cell table:style-name="ce3" office:value-type="string">
            <text:p>Bardiche|3</text:p>
          </table:table-cell>
          <table:table-cell table:style-name="ce3" office:value-type="string">
            <text:p>Bardiche +3</text:p>
          </table:table-cell>
          <table:table-cell table:style-name="ce6" office:value-type="string">
            <text:p>as bardiche +3 to damage, is magical</text:p>
          </table:table-cell>
        </table:table-row>
        <table:table-row table:style-name="ro1">
          <table:table-cell table:style-name="ce3" office:value-type="string">
            <text:p>Bardiche|4</text:p>
          </table:table-cell>
          <table:table-cell table:style-name="ce3" office:value-type="string">
            <text:p>Bardiche +4</text:p>
          </table:table-cell>
          <table:table-cell table:style-name="ce6" office:value-type="string">
            <text:p>as bardiche +4 to damage, is magical</text:p>
          </table:table-cell>
        </table:table-row>
        <table:table-row table:style-name="ro1">
          <table:table-cell table:style-name="ce3" office:value-type="string">
            <text:p>Bardice|5</text:p>
          </table:table-cell>
          <table:table-cell table:style-name="ce3" office:value-type="string">
            <text:p>Bardiche +5</text:p>
          </table:table-cell>
          <table:table-cell table:style-name="ce6" office:value-type="string">
            <text:p>as bardiche +5 to damage, is magical</text:p>
          </table:table-cell>
        </table:table-row>
        <table:table-row table:style-name="ro1">
          <table:table-cell table:number-columns-repeated="2" office:value-type="string">
            <text:p>Bastard Sword</text:p>
          </table:table-cell>
          <table:table-cell office:value-type="string">
            <text:p>damage: 2d4 + 0/2d8 + 0, 2 hands to use</text:p>
          </table:table-cell>
        </table:table-row>
        <table:table-row table:style-name="ro2">
          <table:table-cell office:value-type="string">
            <text:p>Bastard Sword|1</text:p>
          </table:table-cell>
          <table:table-cell office:value-type="string">
            <text:p>Bastard Sword +1</text:p>
          </table:table-cell>
          <table:table-cell office:value-type="string">
            <text:p>as bastard sword +1 to damage, is magical</text:p>
          </table:table-cell>
        </table:table-row>
        <table:table-row table:style-name="ro2">
          <table:table-cell office:value-type="string">
            <text:p>Bastard Sword|2</text:p>
          </table:table-cell>
          <table:table-cell office:value-type="string">
            <text:p>Bastard Sword +2</text:p>
          </table:table-cell>
          <table:table-cell office:value-type="string">
            <text:p>as bastard sword +2 to damage, is magical</text:p>
          </table:table-cell>
        </table:table-row>
        <table:table-row table:style-name="ro2">
          <table:table-cell table:style-name="ce3" office:value-type="string">
            <text:p>Bastard Sword|3</text:p>
          </table:table-cell>
          <table:table-cell table:style-name="ce3" office:value-type="string">
            <text:p>Bastard Sword +3</text:p>
          </table:table-cell>
          <table:table-cell table:style-name="ce6" office:value-type="string">
            <text:p>as bastard sword +3 to damage, is magical</text:p>
          </table:table-cell>
        </table:table-row>
        <table:table-row table:style-name="ro2">
          <table:table-cell table:style-name="ce3" office:value-type="string">
            <text:p>Bastard Sword|4</text:p>
          </table:table-cell>
          <table:table-cell table:style-name="ce3" office:value-type="string">
            <text:p>Bastard Sword +4</text:p>
          </table:table-cell>
          <table:table-cell table:style-name="ce6" office:value-type="string">
            <text:p>as bastard sword +4 to damage, is magical</text:p>
          </table:table-cell>
        </table:table-row>
        <table:table-row table:style-name="ro2">
          <table:table-cell table:style-name="ce3" office:value-type="string">
            <text:p>Bastard Sword|5</text:p>
          </table:table-cell>
          <table:table-cell table:style-name="ce3" office:value-type="string">
            <text:p>Bastard Sword +5</text:p>
          </table:table-cell>
          <table:table-cell table:style-name="ce6" office:value-type="string">
            <text:p>as bastard sword +5 to damage, is magical</text:p>
          </table:table-cell>
        </table:table-row>
        <table:table-row table:style-name="ro1">
          <table:table-cell table:number-columns-repeated="2" office:value-type="string">
            <text:p>Battle Axe</text:p>
          </table:table-cell>
          <table:table-cell office:value-type="string">
            <text:p>damage: 1d8 + 0, 1 hand to use</text:p>
          </table:table-cell>
        </table:table-row>
        <table:table-row table:style-name="ro1">
          <table:table-cell office:value-type="string">
            <text:p>Battle Axe|1</text:p>
          </table:table-cell>
          <table:table-cell office:value-type="string">
            <text:p>Battle Axe +1</text:p>
          </table:table-cell>
          <table:table-cell office:value-type="string">
            <text:p>as battle axe +1 to damage, is magical</text:p>
          </table:table-cell>
        </table:table-row>
        <table:table-row table:style-name="ro1">
          <table:table-cell office:value-type="string">
            <text:p>Battle Axe|2</text:p>
          </table:table-cell>
          <table:table-cell office:value-type="string">
            <text:p>Battle Axe +2</text:p>
          </table:table-cell>
          <table:table-cell office:value-type="string">
            <text:p>as battle axe +2 to damage, is magical</text:p>
          </table:table-cell>
        </table:table-row>
        <table:table-row table:style-name="ro1">
          <table:table-cell table:style-name="ce3" office:value-type="string">
            <text:p>Battle Axe|3</text:p>
          </table:table-cell>
          <table:table-cell table:style-name="ce3" office:value-type="string">
            <text:p>Battle Axe +3</text:p>
          </table:table-cell>
          <table:table-cell table:style-name="ce6" office:value-type="string">
            <text:p>as battle axe +3 to damage, is magical</text:p>
          </table:table-cell>
        </table:table-row>
        <table:table-row table:style-name="ro1">
          <table:table-cell table:style-name="ce3" office:value-type="string">
            <text:p>Battle Axe|4</text:p>
          </table:table-cell>
          <table:table-cell table:style-name="ce3" office:value-type="string">
            <text:p>Battle Axe +4</text:p>
          </table:table-cell>
          <table:table-cell table:style-name="ce6" office:value-type="string">
            <text:p>as battle axe +4 to damage, is magical</text:p>
          </table:table-cell>
        </table:table-row>
        <table:table-row table:style-name="ro1">
          <table:table-cell table:style-name="ce3" office:value-type="string">
            <text:p>Battle Axe|5</text:p>
          </table:table-cell>
          <table:table-cell table:style-name="ce3" office:value-type="string">
            <text:p>Battle Axe +5</text:p>
          </table:table-cell>
          <table:table-cell table:style-name="ce6" office:value-type="string">
            <text:p>as battle axe +5 to damage, is magical</text:p>
          </table:table-cell>
        </table:table-row>
        <table:table-row table:style-name="ro1">
          <table:table-cell table:number-columns-repeated="2" office:value-type="string">
            <text:p>Belt</text:p>
          </table:table-cell>
          <table:table-cell office:value-type="string">
            <text:p>not weapon</text:p>
          </table:table-cell>
        </table:table-row>
        <table:table-row table:style-name="ro1">
          <table:table-cell office:value-type="string">
            <text:p>Belt|1</text:p>
          </table:table-cell>
          <table:table-cell office:value-type="string">
            <text:p>Belt Of Prot +3</text:p>
          </table:table-cell>
          <table:table-cell office:value-type="string">
            <text:p>not weapon, -3 to AC base, is magical</text:p>
          </table:table-cell>
        </table:table-row>
        <table:table-row table:style-name="ro1">
          <table:table-cell table:number-columns-repeated="2" office:value-type="string">
            <text:p>Bolt</text:p>
          </table:table-cell>
          <table:table-cell office:value-type="string">
            <text:p>damage: 1d4 + 0, used with cross-bows</text:p>
          </table:table-cell>
        </table:table-row>
        <table:table-row table:style-name="ro1">
          <table:table-cell table:style-name="ce3" office:value-type="string">
            <text:p>Bolt|1</text:p>
          </table:table-cell>
          <table:table-cell table:style-name="ce3" office:value-type="string">
            <text:p>Blessed Bolt</text:p>
          </table:table-cell>
          <table:table-cell table:style-name="ce6" office:value-type="string">
            <text:p>as bolt +2 to damage, is magical</text:p>
          </table:table-cell>
        </table:table-row>
        <table:table-row table:style-name="ro1">
          <table:table-cell table:style-name="ce3" office:value-type="string">
            <text:p>Bolt|2</text:p>
          </table:table-cell>
          <table:table-cell table:style-name="ce3" office:value-type="string">
            <text:p>Bolt +1</text:p>
          </table:table-cell>
          <table:table-cell table:style-name="ce6" office:value-type="string">
            <text:p>as bolt +1 to damage, is magical</text:p>
          </table:table-cell>
        </table:table-row>
        <table:table-row table:style-name="ro1">
          <table:table-cell table:style-name="ce3" office:value-type="string">
            <text:p>Bolt|3</text:p>
          </table:table-cell>
          <table:table-cell table:style-name="ce3" office:value-type="string">
            <text:p>Bolt +2</text:p>
          </table:table-cell>
          <table:table-cell table:style-name="ce6" office:value-type="string">
            <text:p>as bolt +2 to damage, is magical</text:p>
          </table:table-cell>
        </table:table-row>
        <table:table-row table:style-name="ro1">
          <table:table-cell office:value-type="string">
            <text:p>Bolt|4</text:p>
          </table:table-cell>
          <table:table-cell office:value-type="string">
            <text:p>Bolt +3</text:p>
          </table:table-cell>
          <table:table-cell office:value-type="string">
            <text:p>as bolt +3 to damage, is magical</text:p>
          </table:table-cell>
        </table:table-row>
        <table:table-row table:style-name="ro1">
          <table:table-cell office:value-type="string">
            <text:p>Bolt|5</text:p>
          </table:table-cell>
          <table:table-cell office:value-type="string">
            <text:p>Bolt +4</text:p>
          </table:table-cell>
          <table:table-cell office:value-type="string">
            <text:p>as bolt +4 to damage, is magical</text:p>
          </table:table-cell>
        </table:table-row>
        <table:table-row table:style-name="ro1">
          <table:table-cell office:value-type="string">
            <text:p>Bolt|6</text:p>
          </table:table-cell>
          <table:table-cell office:value-type="string">
            <text:p>Bolt +5</text:p>
          </table:table-cell>
          <table:table-cell office:value-type="string">
            <text:p>as bolt +5 to damage, is magical</text:p>
          </table:table-cell>
        </table:table-row>
        <table:table-row table:style-name="ro1">
          <table:table-cell table:number-columns-repeated="2" table:style-name="ce3" office:value-type="string">
            <text:p>Boots</text:p>
          </table:table-cell>
          <table:table-cell table:style-name="ce6" office:value-type="string">
            <text:p>not weapon,</text:p>
          </table:table-cell>
        </table:table-row>
        <table:table-row table:style-name="ro3">
          <table:table-cell table:style-name="ce3" office:value-type="string">
            <text:p>Boots|1</text:p>
          </table:table-cell>
          <table:table-cell table:style-name="ce3" office:value-type="string">
            <text:p>Boots of Speed</text:p>
          </table:table-cell>
          <table:table-cell table:style-name="ce6" office:value-type="string">
            <text:p>not weapon, has Special Ability – item_BootsOfSpeed (see list of Special Abilities)</text:p>
          </table:table-cell>
        </table:table-row>
        <table:table-row table:style-name="ro1">
          <table:table-cell table:style-name="ce3" office:value-type="string">
            <text:p>Bracers</text:p>
          </table:table-cell>
          <table:table-cell table:style-name="ce3" office:value-type="string">
            <text:p>Bracers AC 6</text:p>
          </table:table-cell>
          <table:table-cell table:style-name="ce6" office:value-type="string">
            <text:p>not weapon, -4 to AC base, is magical</text:p>
          </table:table-cell>
        </table:table-row>
        <table:table-row table:style-name="ro1">
          <table:table-cell office:value-type="string">
            <text:p>Bracers|1</text:p>
          </table:table-cell>
          <table:table-cell office:value-type="string">
            <text:p>Bracers AC 4</text:p>
          </table:table-cell>
          <table:table-cell office:value-type="string">
            <text:p>not weapon, -6 to AC base, is magical</text:p>
          </table:table-cell>
        </table:table-row>
        <table:table-row table:style-name="ro1">
          <table:table-cell office:value-type="string">
            <text:p>Bracers|2</text:p>
          </table:table-cell>
          <table:table-cell office:value-type="string">
            <text:p>Bracers AC 2</text:p>
          </table:table-cell>
          <table:table-cell office:value-type="string">
            <text:p>not weapon, -8 to AC base, is magical</text:p>
          </table:table-cell>
        </table:table-row>
        <table:table-row table:style-name="ro1">
          <table:table-cell table:number-columns-repeated="2" office:value-type="string">
            <text:p>Broad Sword</text:p>
          </table:table-cell>
          <table:table-cell office:value-type="string">
            <text:p>damage: 1d6 + 0/2d8 + 0, 1 hand to use</text:p>
          </table:table-cell>
        </table:table-row>
        <table:table-row table:style-name="ro1">
          <table:table-cell table:style-name="ce3" office:value-type="string">
            <text:p>Broad Sword|1</text:p>
          </table:table-cell>
          <table:table-cell table:style-name="ce3" office:value-type="string">
            <text:p>Broad Sword +1</text:p>
          </table:table-cell>
          <table:table-cell table:style-name="ce6" office:value-type="string">
            <text:p>as broad sword +1 damage, is magical</text:p>
          </table:table-cell>
        </table:table-row>
        <table:table-row table:style-name="ro1">
          <table:table-cell table:style-name="ce3" office:value-type="string">
            <text:p>Broad Sword|2</text:p>
          </table:table-cell>
          <table:table-cell table:style-name="ce3" office:value-type="string">
            <text:p>Broad Sword +2</text:p>
          </table:table-cell>
          <table:table-cell table:style-name="ce6" office:value-type="string">
            <text:p>as broad sword +2 damage, is magical</text:p>
          </table:table-cell>
        </table:table-row>
        <table:table-row table:style-name="ro1">
          <table:table-cell table:style-name="ce3" office:value-type="string">
            <text:p>Broad Sword|3</text:p>
          </table:table-cell>
          <table:table-cell table:style-name="ce3" office:value-type="string">
            <text:p>Broad Sword +3</text:p>
          </table:table-cell>
          <table:table-cell table:style-name="ce6" office:value-type="string">
            <text:p>as broad sword +3 damage, is magical</text:p>
          </table:table-cell>
        </table:table-row>
        <table:table-row table:style-name="ro1">
          <table:table-cell office:value-type="string">
            <text:p>Broad Sword|4</text:p>
          </table:table-cell>
          <table:table-cell office:value-type="string">
            <text:p>Broad Sword +4</text:p>
          </table:table-cell>
          <table:table-cell office:value-type="string">
            <text:p>as broad sword +4 damage, is magical</text:p>
          </table:table-cell>
        </table:table-row>
        <table:table-row table:style-name="ro1">
          <table:table-cell office:value-type="string">
            <text:p>Broad Sword|5</text:p>
          </table:table-cell>
          <table:table-cell office:value-type="string">
            <text:p>Broad Sword +5</text:p>
          </table:table-cell>
          <table:table-cell office:value-type="string">
            <text:p>as broad sword +5 damage, is magical</text:p>
          </table:table-cell>
        </table:table-row>
        <table:table-row table:style-name="ro1">
          <table:table-cell table:number-columns-repeated="2" office:value-type="string">
            <text:p>Buckler</text:p>
          </table:table-cell>
          <table:table-cell office:value-type="string">
            <text:p>not weapon, -1 to AC base</text:p>
          </table:table-cell>
        </table:table-row>
        <table:table-row table:style-name="ro1">
          <table:table-cell table:style-name="ce3" office:value-type="string">
            <text:p>Buckler|1</text:p>
          </table:table-cell>
          <table:table-cell table:style-name="ce3" office:value-type="string">
            <text:p>Buckler +1</text:p>
          </table:table-cell>
          <table:table-cell table:style-name="ce6" office:value-type="string">
            <text:p>as buckler -1 to AC base, is magical</text:p>
          </table:table-cell>
        </table:table-row>
        <table:table-row table:style-name="ro1">
          <table:table-cell table:style-name="ce3" office:value-type="string">
            <text:p>Buckler|2</text:p>
          </table:table-cell>
          <table:table-cell table:style-name="ce3" office:value-type="string">
            <text:p>Buckler +2</text:p>
          </table:table-cell>
          <table:table-cell table:style-name="ce6" office:value-type="string">
            <text:p>as buckler -2 to AC base, is magical</text:p>
          </table:table-cell>
        </table:table-row>
        <table:table-row table:style-name="ro1">
          <table:table-cell table:style-name="ce3" office:value-type="string">
            <text:p>Buckler|3</text:p>
          </table:table-cell>
          <table:table-cell table:style-name="ce3" office:value-type="string">
            <text:p>Buckler +3</text:p>
          </table:table-cell>
          <table:table-cell table:style-name="ce6" office:value-type="string">
            <text:p>as buckler -3 to AC base, is magical</text:p>
          </table:table-cell>
        </table:table-row>
        <table:table-row table:style-name="ro1">
          <table:table-cell office:value-type="string">
            <text:p>Buckler|4</text:p>
          </table:table-cell>
          <table:table-cell office:value-type="string">
            <text:p>Buckler +4</text:p>
          </table:table-cell>
          <table:table-cell office:value-type="string">
            <text:p>as buckler -4 to AC base, is magical</text:p>
          </table:table-cell>
        </table:table-row>
        <table:table-row table:style-name="ro1">
          <table:table-cell office:value-type="string">
            <text:p>Buckler|5</text:p>
          </table:table-cell>
          <table:table-cell office:value-type="string">
            <text:p>Buckler +5</text:p>
          </table:table-cell>
          <table:table-cell office:value-type="string">
            <text:p>as buckler -5 to AC base, is magical</text:p>
          </table:table-cell>
        </table:table-row>
        <table:table-row table:style-name="ro1">
          <table:table-cell table:number-columns-repeated="2" office:value-type="string">
            <text:p>Chain Mail</text:p>
          </table:table-cell>
          <table:table-cell office:value-type="string">
            <text:p>not weapon -5 to AC base</text:p>
          </table:table-cell>
        </table:table-row>
        <table:table-row table:style-name="ro1">
          <table:table-cell table:style-name="ce3" office:value-type="string">
            <text:p>Chain Mail|1</text:p>
          </table:table-cell>
          <table:table-cell table:style-name="ce3" office:value-type="string">
            <text:p>Chain Mail +1</text:p>
          </table:table-cell>
          <table:table-cell table:style-name="ce6" office:value-type="string">
            <text:p>as chain mail -1 to AC base, is magical</text:p>
          </table:table-cell>
        </table:table-row>
        <table:table-row table:style-name="ro1">
          <table:table-cell table:style-name="ce3" office:value-type="string">
            <text:p>Chain Mail|2</text:p>
          </table:table-cell>
          <table:table-cell table:style-name="ce3" office:value-type="string">
            <text:p>Chain Mail +2</text:p>
          </table:table-cell>
          <table:table-cell table:style-name="ce6" office:value-type="string">
            <text:p>as chain mail -2 to AC base, is magical</text:p>
          </table:table-cell>
        </table:table-row>
        <table:table-row table:style-name="ro1">
          <table:table-cell table:style-name="ce3" office:value-type="string">
            <text:p>Chain Mail|3</text:p>
          </table:table-cell>
          <table:table-cell table:style-name="ce3" office:value-type="string">
            <text:p>Chain Mail +3</text:p>
          </table:table-cell>
          <table:table-cell table:style-name="ce6" office:value-type="string">
            <text:p>as chain mail -3 to AC base, is magical</text:p>
          </table:table-cell>
        </table:table-row>
        <table:table-row table:style-name="ro1">
          <table:table-cell office:value-type="string">
            <text:p>Chain Mail|4</text:p>
          </table:table-cell>
          <table:table-cell office:value-type="string">
            <text:p>Chain Mail +4</text:p>
          </table:table-cell>
          <table:table-cell office:value-type="string">
            <text:p>as chain mail -4 to AC base, is magical</text:p>
          </table:table-cell>
        </table:table-row>
        <table:table-row table:style-name="ro1">
          <table:table-cell office:value-type="string">
            <text:p>Chain Mail|5</text:p>
          </table:table-cell>
          <table:table-cell office:value-type="string">
            <text:p>Chain Mail +5</text:p>
          </table:table-cell>
          <table:table-cell office:value-type="string">
            <text:p>as chain mail -5 to AC base, is magical</text:p>
          </table:table-cell>
        </table:table-row>
        <table:table-row table:style-name="ro1">
          <table:table-cell table:number-columns-repeated="2" office:value-type="string">
            <text:p>Claymore</text:p>
          </table:table-cell>
          <table:table-cell office:value-type="string">
            <text:p>damage: 2d4 + 0/2d8 + 0, 2 hands to use</text:p>
          </table:table-cell>
        </table:table-row>
        <table:table-row table:style-name="ro1">
          <table:table-cell table:style-name="ce3" office:value-type="string">
            <text:p>Claymore|1</text:p>
          </table:table-cell>
          <table:table-cell table:style-name="ce3" office:value-type="string">
            <text:p>Claymore +1</text:p>
          </table:table-cell>
          <table:table-cell table:style-name="ce6" office:value-type="string">
            <text:p>as claymore +1 to damage, is magical</text:p>
          </table:table-cell>
        </table:table-row>
        <table:table-row table:style-name="ro1">
          <table:table-cell table:style-name="ce3" office:value-type="string">
            <text:p>Claymore|2</text:p>
          </table:table-cell>
          <table:table-cell table:style-name="ce3" office:value-type="string">
            <text:p>Claymore +2</text:p>
          </table:table-cell>
          <table:table-cell table:style-name="ce6" office:value-type="string">
            <text:p>as claymore +2 to damage, is magical</text:p>
          </table:table-cell>
        </table:table-row>
        <table:table-row table:style-name="ro1">
          <table:table-cell table:style-name="ce3" office:value-type="string">
            <text:p>Claymore|3</text:p>
          </table:table-cell>
          <table:table-cell table:style-name="ce3" office:value-type="string">
            <text:p>Claymore +3</text:p>
          </table:table-cell>
          <table:table-cell table:style-name="ce6" office:value-type="string">
            <text:p>as claymore +3 to damage, is magical</text:p>
          </table:table-cell>
        </table:table-row>
        <table:table-row table:style-name="ro1">
          <table:table-cell office:value-type="string">
            <text:p>Claymore|4</text:p>
          </table:table-cell>
          <table:table-cell office:value-type="string">
            <text:p>Claymore +4</text:p>
          </table:table-cell>
          <table:table-cell office:value-type="string">
            <text:p>as claymore +4 to damage, is magical</text:p>
          </table:table-cell>
        </table:table-row>
        <table:table-row table:style-name="ro1">
          <table:table-cell office:value-type="string">
            <text:p>Claymore|5</text:p>
          </table:table-cell>
          <table:table-cell office:value-type="string">
            <text:p>Claymore +5</text:p>
          </table:table-cell>
          <table:table-cell office:value-type="string">
            <text:p>as claymore +5 to damage, is magical</text:p>
          </table:table-cell>
        </table:table-row>
        <table:table-row table:style-name="ro1">
          <table:table-cell table:number-columns-repeated="2" office:value-type="string">
            <text:p>Cloak</text:p>
          </table:table-cell>
          <table:table-cell office:value-type="string">
            <text:p>not weapon</text:p>
          </table:table-cell>
        </table:table-row>
        <table:table-row table:style-name="ro1">
          <table:table-cell table:style-name="ce3" office:value-type="string">
            <text:p>Cloak|1</text:p>
          </table:table-cell>
          <table:table-cell table:style-name="ce3" office:value-type="string">
            <text:p>Cloak of Displacement</text:p>
          </table:table-cell>
          <table:table-cell table:style-name="ce6" office:value-type="string">
            <text:p>not weapon, -2 to AC base, is magical</text:p>
          </table:table-cell>
        </table:table-row>
        <table:table-row table:style-name="ro1">
          <table:table-cell table:style-name="ce3" office:value-type="string">
            <text:p>Cloak|2</text:p>
          </table:table-cell>
          <table:table-cell table:style-name="ce3" office:value-type="string">
            <text:p>Cloak Of Prot +1</text:p>
          </table:table-cell>
          <table:table-cell table:style-name="ce6" office:value-type="string">
            <text:p>as cloak -1 to AC base, is magical</text:p>
          </table:table-cell>
        </table:table-row>
        <table:table-row table:style-name="ro1">
          <table:table-cell table:style-name="ce3" office:value-type="string">
            <text:p>Cloak|3</text:p>
          </table:table-cell>
          <table:table-cell table:style-name="ce3" office:value-type="string">
            <text:p>Cloak Of Prot +2</text:p>
          </table:table-cell>
          <table:table-cell table:style-name="ce6" office:value-type="string">
            <text:p>as cloak -2 to AC base, is magical</text:p>
          </table:table-cell>
        </table:table-row>
        <table:table-row table:style-name="ro1">
          <table:table-cell office:value-type="string">
            <text:p>Cloak|4</text:p>
          </table:table-cell>
          <table:table-cell office:value-type="string">
            <text:p>Cloak Of Prot +3</text:p>
          </table:table-cell>
          <table:table-cell office:value-type="string">
            <text:p>as cloak -3 to AC base, is magical</text:p>
          </table:table-cell>
        </table:table-row>
        <table:table-row table:style-name="ro1">
          <table:table-cell office:value-type="string">
            <text:p>Cloak|5</text:p>
          </table:table-cell>
          <table:table-cell office:value-type="string">
            <text:p>Cloak Of Prot +4</text:p>
          </table:table-cell>
          <table:table-cell office:value-type="string">
            <text:p>as cloak -4 to AC base, is magical</text:p>
          </table:table-cell>
        </table:table-row>
        <table:table-row table:style-name="ro1">
          <table:table-cell office:value-type="string">
            <text:p>Cloak|6</text:p>
          </table:table-cell>
          <table:table-cell office:value-type="string">
            <text:p>Cloak Of Prot +5</text:p>
          </table:table-cell>
          <table:table-cell office:value-type="string">
            <text:p>as cloak -5 to AC base, is magical</text:p>
          </table:table-cell>
        </table:table-row>
        <table:table-row table:style-name="ro1">
          <table:table-cell table:number-columns-repeated="2" table:style-name="ce3" office:value-type="string">
            <text:p>Club</text:p>
          </table:table-cell>
          <table:table-cell table:style-name="ce6" office:value-type="string">
            <text:p>damage: 1d6 + 0/1d3 + 0, 1 hand to use</text:p>
          </table:table-cell>
        </table:table-row>
        <table:table-row table:style-name="ro1">
          <table:table-cell table:number-columns-repeated="2" table:style-name="ce3" office:value-type="string">
            <text:p>Composite Long Bow</text:p>
          </table:table-cell>
          <table:table-cell table:style-name="ce6" office:value-type="string">
            <text:p>uses arrow, range 22, 2 hands to use</text:p>
          </table:table-cell>
        </table:table-row>
        <table:table-row table:style-name="ro2">
          <table:table-cell table:style-name="ce3" office:value-type="string">
            <text:p>Composite Long Bow|1</text:p>
          </table:table-cell>
          <table:table-cell table:style-name="ce3" office:value-type="string">
            <text:p>Composite Long Bow +1</text:p>
          </table:table-cell>
          <table:table-cell table:style-name="ce6" office:value-type="string">
            <text:p>as composite long bow +1 to damage, is magical</text:p>
          </table:table-cell>
        </table:table-row>
        <table:table-row table:style-name="ro2">
          <table:table-cell office:value-type="string">
            <text:p>Composite Long Bow|2</text:p>
          </table:table-cell>
          <table:table-cell office:value-type="string">
            <text:p>Composite Long Bow +2</text:p>
          </table:table-cell>
          <table:table-cell office:value-type="string">
            <text:p>as composite long bow +2 to damage, is magical</text:p>
          </table:table-cell>
        </table:table-row>
        <table:table-row table:style-name="ro2">
          <table:table-cell office:value-type="string">
            <text:p>Composite Long Bow|3</text:p>
          </table:table-cell>
          <table:table-cell office:value-type="string">
            <text:p>Composite Long Bow +3</text:p>
          </table:table-cell>
          <table:table-cell office:value-type="string">
            <text:p>as composite long bow +3 to damage, is magical</text:p>
          </table:table-cell>
        </table:table-row>
        <table:table-row table:style-name="ro2">
          <table:table-cell office:value-type="string">
            <text:p>Composite Long Bow|4</text:p>
          </table:table-cell>
          <table:table-cell office:value-type="string">
            <text:p>Composite Long Bow +4</text:p>
          </table:table-cell>
          <table:table-cell office:value-type="string">
            <text:p>as composite long bow +4 to damage, is magical</text:p>
          </table:table-cell>
        </table:table-row>
        <table:table-row table:style-name="ro2">
          <table:table-cell table:style-name="ce3" office:value-type="string">
            <text:p>Composite Long Bow|5</text:p>
          </table:table-cell>
          <table:table-cell table:style-name="ce3" office:value-type="string">
            <text:p>Composite Long Bow +5</text:p>
          </table:table-cell>
          <table:table-cell table:style-name="ce6" office:value-type="string">
            <text:p>as composite long bow +5 to damage, is magical</text:p>
          </table:table-cell>
        </table:table-row>
        <table:table-row table:style-name="ro1">
          <table:table-cell table:number-columns-repeated="2" table:style-name="ce3" office:value-type="string">
            <text:p>Composite Short Bow</text:p>
          </table:table-cell>
          <table:table-cell table:style-name="ce6" office:value-type="string">
            <text:p>uses arrow, range 19, 2 hands to use</text:p>
          </table:table-cell>
        </table:table-row>
        <table:table-row table:style-name="ro2">
          <table:table-cell table:style-name="ce3" office:value-type="string">
            <text:p>Composite Short Bow|1</text:p>
          </table:table-cell>
          <table:table-cell table:style-name="ce3" office:value-type="string">
            <text:p>Composite Short Bow +1</text:p>
          </table:table-cell>
          <table:table-cell table:style-name="ce6" office:value-type="string">
            <text:p>as composite short bow +1 to damage, is magical</text:p>
          </table:table-cell>
        </table:table-row>
        <table:table-row table:style-name="ro2">
          <table:table-cell office:value-type="string">
            <text:p>Composite Short Bow|2</text:p>
          </table:table-cell>
          <table:table-cell office:value-type="string">
            <text:p>Composite Short Bow +2</text:p>
          </table:table-cell>
          <table:table-cell office:value-type="string">
            <text:p>as composite short bow +2 to damage, is magical</text:p>
          </table:table-cell>
        </table:table-row>
        <table:table-row table:style-name="ro2">
          <table:table-cell office:value-type="string">
            <text:p>Composite Short Bow|3</text:p>
          </table:table-cell>
          <table:table-cell office:value-type="string">
            <text:p>Composite Short Bow +3</text:p>
          </table:table-cell>
          <table:table-cell office:value-type="string">
            <text:p>as composite short bow +3 to damage, is magical</text:p>
          </table:table-cell>
        </table:table-row>
        <table:table-row table:style-name="ro2">
          <table:table-cell office:value-type="string">
            <text:p>Composite Short Bow|4</text:p>
          </table:table-cell>
          <table:table-cell office:value-type="string">
            <text:p>Composite Short Bow +4</text:p>
          </table:table-cell>
          <table:table-cell office:value-type="string">
            <text:p>as composite short bow +4 to damage, is magical</text:p>
          </table:table-cell>
        </table:table-row>
        <table:table-row table:style-name="ro2">
          <table:table-cell table:style-name="ce3" office:value-type="string">
            <text:p>Composite Short Bow|5</text:p>
          </table:table-cell>
          <table:table-cell table:style-name="ce3" office:value-type="string">
            <text:p>Composite Short Bow +5</text:p>
          </table:table-cell>
          <table:table-cell table:style-name="ce6" office:value-type="string">
            <text:p>as composite short bow +5 to damage, is magical</text:p>
          </table:table-cell>
        </table:table-row>
        <table:table-row table:style-name="ro1">
          <table:table-cell table:number-columns-repeated="2" table:style-name="ce3" office:value-type="string">
            <text:p>Dagger</text:p>
          </table:table-cell>
          <table:table-cell table:style-name="ce6" office:value-type="string">
            <text:p>damage: 1d4 + 0/1d3 + 0, 1 hand to use</text:p>
          </table:table-cell>
        </table:table-row>
        <table:table-row table:style-name="ro1">
          <table:table-cell table:style-name="ce3" office:value-type="string">
            <text:p>Dagger|1</text:p>
          </table:table-cell>
          <table:table-cell table:style-name="ce3" office:value-type="string">
            <text:p>Dagger +1</text:p>
          </table:table-cell>
          <table:table-cell table:style-name="ce6" office:value-type="string">
            <text:p>as dagger +1 to damage, is magical</text:p>
          </table:table-cell>
        </table:table-row>
        <table:table-row table:style-name="ro1">
          <table:table-cell office:value-type="string">
            <text:p>Dagger|2</text:p>
          </table:table-cell>
          <table:table-cell office:value-type="string">
            <text:p>Dagger +2</text:p>
          </table:table-cell>
          <table:table-cell office:value-type="string">
            <text:p>as dagger +2 to damage, is magical</text:p>
          </table:table-cell>
        </table:table-row>
        <table:table-row table:style-name="ro1">
          <table:table-cell office:value-type="string">
            <text:p>Dagger|3</text:p>
          </table:table-cell>
          <table:table-cell office:value-type="string">
            <text:p>Dagger +3</text:p>
          </table:table-cell>
          <table:table-cell office:value-type="string">
            <text:p>as dagger +3 to damage, is magical</text:p>
          </table:table-cell>
        </table:table-row>
        <table:table-row table:style-name="ro1">
          <table:table-cell office:value-type="string">
            <text:p>Dagger|4</text:p>
          </table:table-cell>
          <table:table-cell office:value-type="string">
            <text:p>Dagger +4</text:p>
          </table:table-cell>
          <table:table-cell office:value-type="string">
            <text:p>as dagger +4 to damage, is magical</text:p>
          </table:table-cell>
        </table:table-row>
        <table:table-row table:style-name="ro1">
          <table:table-cell table:style-name="ce3" office:value-type="string">
            <text:p>Dagger|5</text:p>
          </table:table-cell>
          <table:table-cell table:style-name="ce3" office:value-type="string">
            <text:p>Dagger +5</text:p>
          </table:table-cell>
          <table:table-cell table:style-name="ce6" office:value-type="string">
            <text:p>as dagger +5 to damage, is magical</text:p>
          </table:table-cell>
        </table:table-row>
        <table:table-row table:style-name="ro2">
          <table:table-cell table:number-columns-repeated="2" table:style-name="ce3" office:value-type="string">
            <text:p>Dart</text:p>
          </table:table-cell>
          <table:table-cell table:style-name="ce6" office:value-type="string">
            <text:p>damage: 1d3 +0/1d2 +0, range 5, 1 hand to use</text:p>
          </table:table-cell>
        </table:table-row>
        <table:table-row table:style-name="ro2">
          <table:table-cell table:style-name="ce3" office:value-type="string">
            <text:p>Dart|1</text:p>
          </table:table-cell>
          <table:table-cell table:style-name="ce3" office:value-type="string">
            <text:p>Dart of Hornet's Nest</text:p>
          </table:table-cell>
          <table:table-cell table:style-name="ce6" office:value-type="string">
            <text:p>damage: 1d3 + 1/1d2 + 1, range 4, 1 hand to use, is magical</text:p>
          </table:table-cell>
        </table:table-row>
        <table:table-row table:style-name="ro1">
          <table:table-cell office:value-type="string">
            <text:p>Dart|2</text:p>
          </table:table-cell>
          <table:table-cell office:value-type="string">
            <text:p>Dart +1</text:p>
          </table:table-cell>
          <table:table-cell office:value-type="string">
            <text:p>as dart +1 to damage, is magical</text:p>
          </table:table-cell>
        </table:table-row>
        <table:table-row table:style-name="ro1">
          <table:table-cell office:value-type="string">
            <text:p>Dart|3</text:p>
          </table:table-cell>
          <table:table-cell office:value-type="string">
            <text:p>Dart +2</text:p>
          </table:table-cell>
          <table:table-cell office:value-type="string">
            <text:p>as dart +2 to damage, is magical</text:p>
          </table:table-cell>
        </table:table-row>
        <table:table-row table:style-name="ro1">
          <table:table-cell office:value-type="string">
            <text:p>Dart|4</text:p>
          </table:table-cell>
          <table:table-cell office:value-type="string">
            <text:p>Dart +3</text:p>
          </table:table-cell>
          <table:table-cell office:value-type="string">
            <text:p>as dart +3 to damage, is magical</text:p>
          </table:table-cell>
        </table:table-row>
        <table:table-row table:style-name="ro1">
          <table:table-cell table:style-name="ce3" office:value-type="string">
            <text:p>Dart|5</text:p>
          </table:table-cell>
          <table:table-cell table:style-name="ce3" office:value-type="string">
            <text:p>Dart +4</text:p>
          </table:table-cell>
          <table:table-cell table:style-name="ce6" office:value-type="string">
            <text:p>as dart +4 to damage, is magical</text:p>
          </table:table-cell>
        </table:table-row>
        <table:table-row table:style-name="ro1">
          <table:table-cell table:style-name="ce3" office:value-type="string">
            <text:p>Dart|6</text:p>
          </table:table-cell>
          <table:table-cell table:style-name="ce3" office:value-type="string">
            <text:p>Dart +5</text:p>
          </table:table-cell>
          <table:table-cell table:style-name="ce6" office:value-type="string">
            <text:p>as dart +5 to damage, is magical</text:p>
          </table:table-cell>
        </table:table-row>
        <table:table-row table:style-name="ro2">
          <table:table-cell table:style-name="ce3" office:value-type="string">
            <text:p>Drow Chain</text:p>
          </table:table-cell>
          <table:table-cell table:style-name="ce3" office:value-type="string">
            <text:p>Drow Chain +1</text:p>
          </table:table-cell>
          <table:table-cell table:style-name="ce6" office:value-type="string">
            <text:p>as elfin chain -1 to AC base, is magical, is drow</text:p>
          </table:table-cell>
        </table:table-row>
        <table:table-row table:style-name="ro2">
          <table:table-cell office:value-type="string">
            <text:p>Drow Chain|1</text:p>
          </table:table-cell>
          <table:table-cell office:value-type="string">
            <text:p>Drow Chain +2</text:p>
          </table:table-cell>
          <table:table-cell office:value-type="string">
            <text:p>as elfin chain -2 to AC base, is magical, is drow</text:p>
          </table:table-cell>
        </table:table-row>
        <table:table-row table:style-name="ro2">
          <table:table-cell office:value-type="string">
            <text:p>Drow Chain|2</text:p>
          </table:table-cell>
          <table:table-cell office:value-type="string">
            <text:p>Drow Chain +3</text:p>
          </table:table-cell>
          <table:table-cell office:value-type="string">
            <text:p>as elfin chain -3 to AC base, is magical, is drow</text:p>
          </table:table-cell>
        </table:table-row>
        <table:table-row table:style-name="ro2">
          <table:table-cell office:value-type="string">
            <text:p>Drow Chain|3</text:p>
          </table:table-cell>
          <table:table-cell office:value-type="string">
            <text:p>Drow Chain +4</text:p>
          </table:table-cell>
          <table:table-cell office:value-type="string">
            <text:p>as elfin chain -4 to AC base, is magical, is drow</text:p>
          </table:table-cell>
        </table:table-row>
        <table:table-row table:style-name="ro2">
          <table:table-cell table:style-name="ce3" office:value-type="string">
            <text:p>Drow Chain|4</text:p>
          </table:table-cell>
          <table:table-cell table:style-name="ce3" office:value-type="string">
            <text:p>Drow Chain +5</text:p>
          </table:table-cell>
          <table:table-cell table:style-name="ce6" office:value-type="string">
            <text:p>as elfin chain -5 to AC base, is magical, is drow</text:p>
          </table:table-cell>
        </table:table-row>
        <table:table-row table:style-name="ro2">
          <table:table-cell table:style-name="ce3" office:value-type="string">
            <text:p>Drow Long Sword</text:p>
          </table:table-cell>
          <table:table-cell table:style-name="ce3" office:value-type="string">
            <text:p>Drow Long Sword +1</text:p>
          </table:table-cell>
          <table:table-cell table:style-name="ce6" office:value-type="string">
            <text:p>as long sword, +1 to damage, is magical, is drow</text:p>
          </table:table-cell>
        </table:table-row>
        <table:table-row table:style-name="ro2">
          <table:table-cell table:style-name="ce3" office:value-type="string">
            <text:p>Drow Long Sword|1</text:p>
          </table:table-cell>
          <table:table-cell table:style-name="ce3" office:value-type="string">
            <text:p>Drow Long Sword +2</text:p>
          </table:table-cell>
          <table:table-cell table:style-name="ce6" office:value-type="string">
            <text:p>as long sword, +2 to damage, is magical, is drow</text:p>
          </table:table-cell>
        </table:table-row>
        <table:table-row table:style-name="ro2">
          <table:table-cell office:value-type="string">
            <text:p>Drow Long Sword|2</text:p>
          </table:table-cell>
          <table:table-cell office:value-type="string">
            <text:p>Drow Long Sword +3</text:p>
          </table:table-cell>
          <table:table-cell office:value-type="string">
            <text:p>as long sword, +3 to damage, is magical, is drow</text:p>
          </table:table-cell>
        </table:table-row>
        <table:table-row table:style-name="ro2">
          <table:table-cell office:value-type="string">
            <text:p>Drow Long Sword|3</text:p>
          </table:table-cell>
          <table:table-cell office:value-type="string">
            <text:p>Drow Long Sword +4</text:p>
          </table:table-cell>
          <table:table-cell office:value-type="string">
            <text:p>as long sword, +4 to damage, is magical, is drow</text:p>
          </table:table-cell>
        </table:table-row>
        <table:table-row table:style-name="ro2">
          <table:table-cell office:value-type="string">
            <text:p>Drow Long Sword|4</text:p>
          </table:table-cell>
          <table:table-cell office:value-type="string">
            <text:p>Drow Long Sword +5</text:p>
          </table:table-cell>
          <table:table-cell office:value-type="string">
            <text:p>as long sword, +5 to damage, is magical, is drow</text:p>
          </table:table-cell>
        </table:table-row>
        <table:table-row table:style-name="ro1">
          <table:table-cell table:number-columns-repeated="2" table:style-name="ce3" office:value-type="string">
            <text:p>Elfin Chain</text:p>
          </table:table-cell>
          <table:table-cell table:style-name="ce6" office:value-type="string">
            <text:p>not weapon -5 to AC base</text:p>
          </table:table-cell>
        </table:table-row>
        <table:table-row table:style-name="ro1">
          <table:table-cell table:style-name="ce3" office:value-type="string">
            <text:p>Elfin Chain|1</text:p>
          </table:table-cell>
          <table:table-cell table:style-name="ce3" office:value-type="string">
            <text:p>Elfin Chain +1</text:p>
          </table:table-cell>
          <table:table-cell table:style-name="ce6" office:value-type="string">
            <text:p>as elfin chain -1 to AC base, is magical</text:p>
          </table:table-cell>
        </table:table-row>
        <table:table-row table:style-name="ro1">
          <table:table-cell table:style-name="ce3" office:value-type="string">
            <text:p>Elfin Chain|2</text:p>
          </table:table-cell>
          <table:table-cell table:style-name="ce3" office:value-type="string">
            <text:p>Elfin Chain +2</text:p>
          </table:table-cell>
          <table:table-cell table:style-name="ce6" office:value-type="string">
            <text:p>as elfin chain -2 to AC base, is magical</text:p>
          </table:table-cell>
        </table:table-row>
        <table:table-row table:style-name="ro1">
          <table:table-cell office:value-type="string">
            <text:p>Elfin Chain|3</text:p>
          </table:table-cell>
          <table:table-cell office:value-type="string">
            <text:p>Elfin Chain +3</text:p>
          </table:table-cell>
          <table:table-cell office:value-type="string">
            <text:p>as elfin chain -3 to AC base, is magical</text:p>
          </table:table-cell>
        </table:table-row>
        <table:table-row table:style-name="ro1">
          <table:table-cell office:value-type="string">
            <text:p>Elfin Chain|4</text:p>
          </table:table-cell>
          <table:table-cell office:value-type="string">
            <text:p>Elfin Chain +4</text:p>
          </table:table-cell>
          <table:table-cell office:value-type="string">
            <text:p>as elfin chain -4 to AC base, is magical</text:p>
          </table:table-cell>
        </table:table-row>
        <table:table-row table:style-name="ro1">
          <table:table-cell office:value-type="string">
            <text:p>Elfin Chain|5</text:p>
          </table:table-cell>
          <table:table-cell office:value-type="string">
            <text:p>Elfin Chain +5</text:p>
          </table:table-cell>
          <table:table-cell office:value-type="string">
            <text:p>as elfin chain -5 to AC base, is magical</text:p>
          </table:table-cell>
        </table:table-row>
        <table:table-row table:style-name="ro1">
          <table:table-cell table:number-columns-repeated="2" table:style-name="ce3" office:value-type="string">
            <text:p>Fine Long Bow</text:p>
          </table:table-cell>
          <table:table-cell table:style-name="ce6" office:value-type="string">
            <text:p>as composite long bow</text:p>
          </table:table-cell>
        </table:table-row>
        <table:table-row table:style-name="ro2">
          <table:table-cell table:style-name="ce3" office:value-type="string">
            <text:p>Fine Long Bow|1</text:p>
          </table:table-cell>
          <table:table-cell table:style-name="ce3" office:value-type="string">
            <text:p>Fine Long Bow +2</text:p>
          </table:table-cell>
          <table:table-cell table:style-name="ce6" office:value-type="string">
            <text:p>as fine long bow, +2 to damage, is magical</text:p>
          </table:table-cell>
        </table:table-row>
        <table:table-row table:style-name="ro1">
          <table:table-cell table:number-columns-repeated="2" table:style-name="ce3" office:value-type="string">
            <text:p>Flail</text:p>
          </table:table-cell>
          <table:table-cell table:style-name="ce6" office:value-type="string">
            <text:p>damage: 1d6 + 1/2d4 + 0, 1 hand to use</text:p>
          </table:table-cell>
        </table:table-row>
        <table:table-row table:style-name="ro1">
          <table:table-cell office:value-type="string">
            <text:p>Flail|1</text:p>
          </table:table-cell>
          <table:table-cell office:value-type="string">
            <text:p>Flail +1</text:p>
          </table:table-cell>
          <table:table-cell office:value-type="string">
            <text:p>as flail, +1 to damage, is magical</text:p>
          </table:table-cell>
        </table:table-row>
        <table:table-row table:style-name="ro1">
          <table:table-cell office:value-type="string">
            <text:p>Flail|2</text:p>
          </table:table-cell>
          <table:table-cell office:value-type="string">
            <text:p>Flail +2</text:p>
          </table:table-cell>
          <table:table-cell office:value-type="string">
            <text:p>as flail, +2 to damage, is magical</text:p>
          </table:table-cell>
        </table:table-row>
        <table:table-row table:style-name="ro1">
          <table:table-cell office:value-type="string">
            <text:p>Flail|3</text:p>
          </table:table-cell>
          <table:table-cell office:value-type="string">
            <text:p>Flail +3</text:p>
          </table:table-cell>
          <table:table-cell office:value-type="string">
            <text:p>as flail, +3 to damage, is magical</text:p>
          </table:table-cell>
        </table:table-row>
        <table:table-row table:style-name="ro1">
          <table:table-cell table:style-name="ce3" office:value-type="string">
            <text:p>Flail|4</text:p>
          </table:table-cell>
          <table:table-cell table:style-name="ce3" office:value-type="string">
            <text:p>Flail +4</text:p>
          </table:table-cell>
          <table:table-cell table:style-name="ce6" office:value-type="string">
            <text:p>as flail, +4 to damage, is magical</text:p>
          </table:table-cell>
        </table:table-row>
        <table:table-row table:style-name="ro1">
          <table:table-cell table:style-name="ce3" office:value-type="string">
            <text:p>Flail|5</text:p>
          </table:table-cell>
          <table:table-cell table:style-name="ce3" office:value-type="string">
            <text:p>Flail +5</text:p>
          </table:table-cell>
          <table:table-cell table:style-name="ce6" office:value-type="string">
            <text:p>as flail, +5 to damage, is magical</text:p>
          </table:table-cell>
        </table:table-row>
        <table:table-row table:style-name="ro1">
          <table:table-cell table:style-name="ce3" office:value-type="string">
            <text:p>Gauntlets</text:p>
          </table:table-cell>
          <table:table-cell table:style-name="ce3" office:value-type="string">
            <text:p>Gauntlets of Ogre Power</text:p>
          </table:table-cell>
          <table:table-cell table:style-name="ce6" office:value-type="string">
            <text:p>not weapon, strength set to 18/100</text:p>
          </table:table-cell>
        </table:table-row>
        <table:table-row table:style-name="ro1">
          <table:table-cell office:value-type="string">
            <text:p>Girdle</text:p>
          </table:table-cell>
          <table:table-cell office:value-type="string">
            <text:p>Girdle of Hill Giant Strength</text:p>
          </table:table-cell>
          <table:table-cell office:value-type="string">
            <text:p>not weapon, strength set to 19</text:p>
          </table:table-cell>
        </table:table-row>
        <table:table-row table:style-name="ro1">
          <table:table-cell office:value-type="string">
            <text:p>Girdle|1</text:p>
          </table:table-cell>
          <table:table-cell office:value-type="string">
            <text:p>Girdle of Stone Giant Strength</text:p>
          </table:table-cell>
          <table:table-cell office:value-type="string">
            <text:p>not weapon, strength set to 20</text:p>
          </table:table-cell>
        </table:table-row>
        <table:table-row table:style-name="ro1">
          <table:table-cell office:value-type="string">
            <text:p>Girdle|2</text:p>
          </table:table-cell>
          <table:table-cell office:value-type="string">
            <text:p>Girdle of Frost Giant Strength</text:p>
          </table:table-cell>
          <table:table-cell office:value-type="string">
            <text:p>not weapon, strength set to 21</text:p>
          </table:table-cell>
        </table:table-row>
        <table:table-row table:style-name="ro1">
          <table:table-cell table:style-name="ce3" office:value-type="string">
            <text:p>Girdle|3</text:p>
          </table:table-cell>
          <table:table-cell table:style-name="ce3" office:value-type="string">
            <text:p>Girdle of Fire Giant Strength</text:p>
          </table:table-cell>
          <table:table-cell table:style-name="ce6" office:value-type="string">
            <text:p>not weapon, strength set to 22</text:p>
          </table:table-cell>
        </table:table-row>
        <table:table-row table:style-name="ro1">
          <table:table-cell table:style-name="ce3" office:value-type="string">
            <text:p>Girdle|4</text:p>
          </table:table-cell>
          <table:table-cell table:style-name="ce3" office:value-type="string">
            <text:p>Girdle of Cloud Giant Strength</text:p>
          </table:table-cell>
          <table:table-cell table:style-name="ce6" office:value-type="string">
            <text:p>not weapon, strength set to 23</text:p>
          </table:table-cell>
        </table:table-row>
        <table:table-row table:style-name="ro1">
          <table:table-cell table:style-name="ce3" office:value-type="string">
            <text:p>Girdle|5</text:p>
          </table:table-cell>
          <table:table-cell table:style-name="ce3" office:value-type="string">
            <text:p>Girdle of Storm Giant Strength</text:p>
          </table:table-cell>
          <table:table-cell table:style-name="ce6" office:value-type="string">
            <text:p>not weapon, strength set to 24</text:p>
          </table:table-cell>
        </table:table-row>
        <table:table-row table:style-name="ro2">
          <table:table-cell office:value-type="string">
            <text:p>Glasses</text:p>
          </table:table-cell>
          <table:table-cell office:value-type="string">
            <text:p>Eyes of Charming</text:p>
          </table:table-cell>
          <table:table-cell office:value-type="string">
            <text:p>not weapon, has Special Ability – SA_Charm (see list of Special Abilities)</text:p>
          </table:table-cell>
        </table:table-row>
        <table:table-row table:style-name="ro1">
          <table:table-cell table:number-columns-repeated="2" office:value-type="string">
            <text:p>Great Helm</text:p>
          </table:table-cell>
          <table:table-cell office:value-type="string">
            <text:p>not weapon -2 to AC base</text:p>
          </table:table-cell>
        </table:table-row>
        <table:table-row table:style-name="ro1">
          <table:table-cell office:value-type="string">
            <text:p>Great Helm|1</text:p>
          </table:table-cell>
          <table:table-cell office:value-type="string">
            <text:p>Great Helm +1</text:p>
          </table:table-cell>
          <table:table-cell office:value-type="string">
            <text:p>as great helm, -1 to AC base, is magical</text:p>
          </table:table-cell>
        </table:table-row>
        <table:table-row table:style-name="ro1">
          <table:table-cell table:style-name="ce3" office:value-type="string">
            <text:p>Great Helm|2</text:p>
          </table:table-cell>
          <table:table-cell table:style-name="ce3" office:value-type="string">
            <text:p>Great Helm +2</text:p>
          </table:table-cell>
          <table:table-cell table:style-name="ce6" office:value-type="string">
            <text:p>as great helm, -2 to AC base, is magical</text:p>
          </table:table-cell>
        </table:table-row>
        <table:table-row table:style-name="ro1">
          <table:table-cell table:style-name="ce3" office:value-type="string">
            <text:p>Great Helm|3</text:p>
          </table:table-cell>
          <table:table-cell table:style-name="ce3" office:value-type="string">
            <text:p>Great Helm +3</text:p>
          </table:table-cell>
          <table:table-cell table:style-name="ce6" office:value-type="string">
            <text:p>as great helm, -3 to AC base, is magical</text:p>
          </table:table-cell>
        </table:table-row>
        <table:table-row table:style-name="ro1">
          <table:table-cell table:style-name="ce3" office:value-type="string">
            <text:p>Great Helm|4</text:p>
          </table:table-cell>
          <table:table-cell table:style-name="ce3" office:value-type="string">
            <text:p>Great Helm +4</text:p>
          </table:table-cell>
          <table:table-cell table:style-name="ce6" office:value-type="string">
            <text:p>as great helm, -4 to AC base, is magical</text:p>
          </table:table-cell>
        </table:table-row>
        <table:table-row table:style-name="ro1">
          <table:table-cell office:value-type="string">
            <text:p>Great Helm|5</text:p>
          </table:table-cell>
          <table:table-cell office:value-type="string">
            <text:p>Great Helm +5</text:p>
          </table:table-cell>
          <table:table-cell office:value-type="string">
            <text:p>as great helm, -5 to AC base, is magical</text:p>
          </table:table-cell>
        </table:table-row>
        <table:table-row table:style-name="ro1">
          <table:table-cell table:number-columns-repeated="2" office:value-type="string">
            <text:p>Halberd</text:p>
          </table:table-cell>
          <table:table-cell office:value-type="string">
            <text:p>damage: 1d10 + 0/2d6 + 0, 2 hand to use</text:p>
          </table:table-cell>
        </table:table-row>
        <table:table-row table:style-name="ro1">
          <table:table-cell office:value-type="string">
            <text:p>Halberd|1</text:p>
          </table:table-cell>
          <table:table-cell office:value-type="string">
            <text:p>Halberd +1</text:p>
          </table:table-cell>
          <table:table-cell office:value-type="string">
            <text:p>as halberd, +1 to damage, is magical</text:p>
          </table:table-cell>
        </table:table-row>
        <table:table-row table:style-name="ro1">
          <table:table-cell table:style-name="ce3" office:value-type="string">
            <text:p>Halberd|2</text:p>
          </table:table-cell>
          <table:table-cell table:style-name="ce3" office:value-type="string">
            <text:p>Halberd +2</text:p>
          </table:table-cell>
          <table:table-cell table:style-name="ce6" office:value-type="string">
            <text:p>as halberd, +2 to damage, is magical</text:p>
          </table:table-cell>
        </table:table-row>
        <table:table-row table:style-name="ro1">
          <table:table-cell table:style-name="ce3" office:value-type="string">
            <text:p>Halberd|3</text:p>
          </table:table-cell>
          <table:table-cell table:style-name="ce3" office:value-type="string">
            <text:p>Halberd +3</text:p>
          </table:table-cell>
          <table:table-cell table:style-name="ce6" office:value-type="string">
            <text:p>as halberd, +3 to damage, is magical</text:p>
          </table:table-cell>
        </table:table-row>
        <table:table-row table:style-name="ro1">
          <table:table-cell table:style-name="ce3" office:value-type="string">
            <text:p>Halberd|4</text:p>
          </table:table-cell>
          <table:table-cell table:style-name="ce3" office:value-type="string">
            <text:p>Halberd +4</text:p>
          </table:table-cell>
          <table:table-cell table:style-name="ce6" office:value-type="string">
            <text:p>as halberd, +4 to damage, is magical</text:p>
          </table:table-cell>
        </table:table-row>
        <table:table-row table:style-name="ro1">
          <table:table-cell office:value-type="string">
            <text:p>Halberd|5</text:p>
          </table:table-cell>
          <table:table-cell office:value-type="string">
            <text:p>Halberd +5</text:p>
          </table:table-cell>
          <table:table-cell office:value-type="string">
            <text:p>as halberd, +5 to damage, is magical</text:p>
          </table:table-cell>
        </table:table-row>
        <table:table-row table:style-name="ro1">
          <table:table-cell table:number-columns-repeated="2" office:value-type="string">
            <text:p>Hammer</text:p>
          </table:table-cell>
          <table:table-cell office:value-type="string">
            <text:p>damage: 1d4 + 1/1d4 + 0, 1 hand to use</text:p>
          </table:table-cell>
        </table:table-row>
        <table:table-row table:style-name="ro1">
          <table:table-cell office:value-type="string">
            <text:p>Hammer|1</text:p>
          </table:table-cell>
          <table:table-cell office:value-type="string">
            <text:p>Hammer +1</text:p>
          </table:table-cell>
          <table:table-cell office:value-type="string">
            <text:p>as hammer, +1 to damage, is magical</text:p>
          </table:table-cell>
        </table:table-row>
        <table:table-row table:style-name="ro1">
          <table:table-cell table:style-name="ce3" office:value-type="string">
            <text:p>Hammer|2</text:p>
          </table:table-cell>
          <table:table-cell table:style-name="ce3" office:value-type="string">
            <text:p>Hammer +2</text:p>
          </table:table-cell>
          <table:table-cell table:style-name="ce6" office:value-type="string">
            <text:p>as hammer, +2 to damage, is magical</text:p>
          </table:table-cell>
        </table:table-row>
        <table:table-row table:style-name="ro1">
          <table:table-cell table:style-name="ce3" office:value-type="string">
            <text:p>Hammer|3</text:p>
          </table:table-cell>
          <table:table-cell table:style-name="ce3" office:value-type="string">
            <text:p>Hammer +3</text:p>
          </table:table-cell>
          <table:table-cell table:style-name="ce6" office:value-type="string">
            <text:p>as hammer, +3 to damage, is magical</text:p>
          </table:table-cell>
        </table:table-row>
        <table:table-row table:style-name="ro1">
          <table:table-cell table:style-name="ce3" office:value-type="string">
            <text:p>Hammer|4</text:p>
          </table:table-cell>
          <table:table-cell table:style-name="ce3" office:value-type="string">
            <text:p>Hammer +4</text:p>
          </table:table-cell>
          <table:table-cell table:style-name="ce6" office:value-type="string">
            <text:p>as hammer, +4 to damage, is magical</text:p>
          </table:table-cell>
        </table:table-row>
        <table:table-row table:style-name="ro1">
          <table:table-cell office:value-type="string">
            <text:p>Hammer|5</text:p>
          </table:table-cell>
          <table:table-cell office:value-type="string">
            <text:p>Hammer +5</text:p>
          </table:table-cell>
          <table:table-cell office:value-type="string">
            <text:p>as hammer, +5 to damage, is magical</text:p>
          </table:table-cell>
        </table:table-row>
        <table:table-row table:style-name="ro2">
          <table:table-cell table:number-columns-repeated="2" office:value-type="string">
            <text:p>Hand Axe</text:p>
          </table:table-cell>
          <table:table-cell office:value-type="string">
            <text:p>damage: 1d6 + 0/1d4 + 0, 1 hand to use, range 3</text:p>
          </table:table-cell>
        </table:table-row>
        <table:table-row table:style-name="ro1">
          <table:table-cell table:number-columns-repeated="2" office:value-type="string">
            <text:p>Helm</text:p>
          </table:table-cell>
          <table:table-cell office:value-type="string">
            <text:p>not weapon, -1 to AC base</text:p>
          </table:table-cell>
        </table:table-row>
        <table:table-row table:style-name="ro1">
          <table:table-cell table:style-name="ce3" office:value-type="string">
            <text:p>Helm|1</text:p>
          </table:table-cell>
          <table:table-cell table:style-name="ce3" office:value-type="string">
            <text:p>Helm +1</text:p>
          </table:table-cell>
          <table:table-cell table:style-name="ce6" office:value-type="string">
            <text:p>as helm, -1 to AC base, is magical</text:p>
          </table:table-cell>
        </table:table-row>
        <table:table-row table:style-name="ro1">
          <table:table-cell table:style-name="ce3" office:value-type="string">
            <text:p>Helm|2</text:p>
          </table:table-cell>
          <table:table-cell table:style-name="ce3" office:value-type="string">
            <text:p>Helm +2</text:p>
          </table:table-cell>
          <table:table-cell table:style-name="ce6" office:value-type="string">
            <text:p>as helm, -2 to AC base, is magical</text:p>
          </table:table-cell>
        </table:table-row>
        <table:table-row table:style-name="ro1">
          <table:table-cell table:style-name="ce3" office:value-type="string">
            <text:p>Helm|3</text:p>
          </table:table-cell>
          <table:table-cell table:style-name="ce3" office:value-type="string">
            <text:p>Helm +3</text:p>
          </table:table-cell>
          <table:table-cell table:style-name="ce6" office:value-type="string">
            <text:p>as helm, -3 to AC base, is magical</text:p>
          </table:table-cell>
        </table:table-row>
        <table:table-row table:style-name="ro1">
          <table:table-cell office:value-type="string">
            <text:p>Helm|4</text:p>
          </table:table-cell>
          <table:table-cell office:value-type="string">
            <text:p>Helm +4</text:p>
          </table:table-cell>
          <table:table-cell office:value-type="string">
            <text:p>as helm, -4 to AC base, is magical</text:p>
          </table:table-cell>
        </table:table-row>
        <table:table-row table:style-name="ro1">
          <table:table-cell office:value-type="string">
            <text:p>Helm|5</text:p>
          </table:table-cell>
          <table:table-cell office:value-type="string">
            <text:p>Helm +5</text:p>
          </table:table-cell>
          <table:table-cell office:value-type="string">
            <text:p>as helm, -5 to AC base, is magical</text:p>
          </table:table-cell>
        </table:table-row>
        <table:table-row table:style-name="ro1">
          <table:table-cell table:number-columns-repeated="2" office:value-type="string">
            <text:p>Javelin</text:p>
          </table:table-cell>
          <table:table-cell office:value-type="string">
            <text:p>damage: 1d6 + 1, range 6</text:p>
          </table:table-cell>
        </table:table-row>
        <table:table-row table:style-name="ro1">
          <table:table-cell table:style-name="ce3" office:value-type="string">
            <text:p>Javelin|1</text:p>
          </table:table-cell>
          <table:table-cell table:style-name="ce3" office:value-type="string">
            <text:p>Javelin +1</text:p>
          </table:table-cell>
          <table:table-cell table:style-name="ce6" office:value-type="string">
            <text:p>as javelin, +1 to damage, is magical</text:p>
          </table:table-cell>
        </table:table-row>
        <table:table-row table:style-name="ro1">
          <table:table-cell table:style-name="ce3" office:value-type="string">
            <text:p>Javelin|2</text:p>
          </table:table-cell>
          <table:table-cell table:style-name="ce3" office:value-type="string">
            <text:p>Javelin +2</text:p>
          </table:table-cell>
          <table:table-cell table:style-name="ce6" office:value-type="string">
            <text:p>as javelin, +2 to damage, is magical</text:p>
          </table:table-cell>
        </table:table-row>
        <table:table-row table:style-name="ro1">
          <table:table-cell table:style-name="ce3" office:value-type="string">
            <text:p>Javelin|3</text:p>
          </table:table-cell>
          <table:table-cell table:style-name="ce3" office:value-type="string">
            <text:p>Javelin +3</text:p>
          </table:table-cell>
          <table:table-cell table:style-name="ce6" office:value-type="string">
            <text:p>as javelin, +3 to damage, is magical</text:p>
          </table:table-cell>
        </table:table-row>
        <table:table-row table:style-name="ro1">
          <table:table-cell office:value-type="string">
            <text:p>Javelin|4</text:p>
          </table:table-cell>
          <table:table-cell office:value-type="string">
            <text:p>Javelin +4</text:p>
          </table:table-cell>
          <table:table-cell office:value-type="string">
            <text:p>as javelin, +4 to damage, is magical</text:p>
          </table:table-cell>
        </table:table-row>
        <table:table-row table:style-name="ro1">
          <table:table-cell office:value-type="string">
            <text:p>Javelin|5</text:p>
          </table:table-cell>
          <table:table-cell office:value-type="string">
            <text:p>Javelin +5</text:p>
          </table:table-cell>
          <table:table-cell office:value-type="string">
            <text:p>as javelin, +5 to damage, is magical</text:p>
          </table:table-cell>
        </table:table-row>
        <table:table-row table:style-name="ro2">
          <table:table-cell office:value-type="string">
            <text:p>Javelin|6</text:p>
          </table:table-cell>
          <table:table-cell office:value-type="string">
            <text:p>Javelin of Lightning</text:p>
          </table:table-cell>
          <table:table-cell office:value-type="string">
            <text:p>as javelin, +1 to damage, + electrical damage</text:p>
          </table:table-cell>
        </table:table-row>
        <table:table-row table:style-name="ro2">
          <table:table-cell table:number-columns-repeated="2" table:style-name="ce3" office:value-type="string">
            <text:p>Katana</text:p>
          </table:table-cell>
          <table:table-cell table:style-name="ce6" office:value-type="string">
            <text:p>damage: 1d10 + 0/1d12 + 0, 1 hand to use</text:p>
          </table:table-cell>
        </table:table-row>
        <table:table-row table:style-name="ro1">
          <table:table-cell table:style-name="ce3" office:value-type="string">
            <text:p>Katana|1</text:p>
          </table:table-cell>
          <table:table-cell table:style-name="ce3" office:value-type="string">
            <text:p>Katana +1</text:p>
          </table:table-cell>
          <table:table-cell table:style-name="ce6" office:value-type="string">
            <text:p>as katana, +1 to damage, is magical</text:p>
          </table:table-cell>
        </table:table-row>
        <table:table-row table:style-name="ro1">
          <table:table-cell table:style-name="ce3" office:value-type="string">
            <text:p>Katana|2</text:p>
          </table:table-cell>
          <table:table-cell table:style-name="ce3" office:value-type="string">
            <text:p>Katana +2</text:p>
          </table:table-cell>
          <table:table-cell table:style-name="ce6" office:value-type="string">
            <text:p>as katana, +2 to damage, is magical</text:p>
          </table:table-cell>
        </table:table-row>
        <table:table-row table:style-name="ro1">
          <table:table-cell office:value-type="string">
            <text:p>Katana|3</text:p>
          </table:table-cell>
          <table:table-cell office:value-type="string">
            <text:p>Katana +3</text:p>
          </table:table-cell>
          <table:table-cell office:value-type="string">
            <text:p>as katana, +3 to damage, is magical</text:p>
          </table:table-cell>
        </table:table-row>
        <table:table-row table:style-name="ro1">
          <table:table-cell office:value-type="string">
            <text:p>Katana|4</text:p>
          </table:table-cell>
          <table:table-cell office:value-type="string">
            <text:p>Katana +4</text:p>
          </table:table-cell>
          <table:table-cell office:value-type="string">
            <text:p>as katana, +4 to damage, is magical</text:p>
          </table:table-cell>
        </table:table-row>
        <table:table-row table:style-name="ro1">
          <table:table-cell office:value-type="string">
            <text:p>Katana|5</text:p>
          </table:table-cell>
          <table:table-cell office:value-type="string">
            <text:p>Katana +5</text:p>
          </table:table-cell>
          <table:table-cell office:value-type="string">
            <text:p>as katana, +51 to damage, is magical</text:p>
          </table:table-cell>
        </table:table-row>
        <table:table-row table:style-name="ro1">
          <table:table-cell table:number-columns-repeated="2" table:style-name="ce3" office:value-type="string">
            <text:p>Khopesh Sword</text:p>
          </table:table-cell>
          <table:table-cell table:style-name="ce6" office:value-type="string">
            <text:p>damage: 2d4 + 0/1d6 + 0, 1 hand to use</text:p>
          </table:table-cell>
        </table:table-row>
        <table:table-row table:style-name="ro2">
          <table:table-cell table:style-name="ce3" office:value-type="string">
            <text:p>Khopesh Sword|1</text:p>
          </table:table-cell>
          <table:table-cell table:style-name="ce3" office:value-type="string">
            <text:p>Khopesh Sword +1</text:p>
          </table:table-cell>
          <table:table-cell table:style-name="ce6" office:value-type="string">
            <text:p>as khopesh sword, +1 to damage, is magical</text:p>
          </table:table-cell>
        </table:table-row>
        <table:table-row table:style-name="ro2">
          <table:table-cell table:style-name="ce3" office:value-type="string">
            <text:p>Khopesh Sword|2</text:p>
          </table:table-cell>
          <table:table-cell table:style-name="ce3" office:value-type="string">
            <text:p>Khopesh Sword +2</text:p>
          </table:table-cell>
          <table:table-cell table:style-name="ce6" office:value-type="string">
            <text:p>as khopesh sword, +2 to damage, is magical</text:p>
          </table:table-cell>
        </table:table-row>
        <table:table-row table:style-name="ro2">
          <table:table-cell office:value-type="string">
            <text:p>Khopesh Sword|3</text:p>
          </table:table-cell>
          <table:table-cell office:value-type="string">
            <text:p>Khopesh Sword +3</text:p>
          </table:table-cell>
          <table:table-cell office:value-type="string">
            <text:p>as khopesh sword, +3 to damage, is magical</text:p>
          </table:table-cell>
        </table:table-row>
        <table:table-row table:style-name="ro2">
          <table:table-cell office:value-type="string">
            <text:p>Khopesh Sword|4</text:p>
          </table:table-cell>
          <table:table-cell office:value-type="string">
            <text:p>Khopesh Sword +4</text:p>
          </table:table-cell>
          <table:table-cell office:value-type="string">
            <text:p>as khopesh sword, +4 to damage, is magical</text:p>
          </table:table-cell>
        </table:table-row>
        <table:table-row table:style-name="ro2">
          <table:table-cell office:value-type="string">
            <text:p>Khopesh Sword|5</text:p>
          </table:table-cell>
          <table:table-cell office:value-type="string">
            <text:p>Khopesh Sword +5</text:p>
          </table:table-cell>
          <table:table-cell office:value-type="string">
            <text:p>as khopesh sword, +5 to damage, is magical</text:p>
          </table:table-cell>
        </table:table-row>
        <table:table-row table:style-name="ro1">
          <table:table-cell table:number-columns-repeated="2" table:style-name="ce3" office:value-type="string">
            <text:p>Knife</text:p>
          </table:table-cell>
          <table:table-cell table:style-name="ce6" office:value-type="string">
            <text:p>damage: 1d3 + 0/1d1 + 0, range 3</text:p>
          </table:table-cell>
        </table:table-row>
        <table:table-row table:style-name="ro1">
          <table:table-cell table:number-columns-repeated="2" table:style-name="ce3" office:value-type="string">
            <text:p>Leather Armor</text:p>
          </table:table-cell>
          <table:table-cell table:style-name="ce6" office:value-type="string">
            <text:p>not weapon, -2 to AC base</text:p>
          </table:table-cell>
        </table:table-row>
        <table:table-row table:style-name="ro2">
          <table:table-cell table:style-name="ce3" office:value-type="string">
            <text:p>Leather Armor|1</text:p>
          </table:table-cell>
          <table:table-cell table:style-name="ce3" office:value-type="string">
            <text:p>Leather Armor +1</text:p>
          </table:table-cell>
          <table:table-cell table:style-name="ce6" office:value-type="string">
            <text:p>as leather armor, -1 to AC base, is magical</text:p>
          </table:table-cell>
        </table:table-row>
        <table:table-row table:style-name="ro2">
          <table:table-cell office:value-type="string">
            <text:p>Leather Armor|2</text:p>
          </table:table-cell>
          <table:table-cell office:value-type="string">
            <text:p>Leather Armor +2</text:p>
          </table:table-cell>
          <table:table-cell office:value-type="string">
            <text:p>as leather armor, -2 to AC base, is magical</text:p>
          </table:table-cell>
        </table:table-row>
        <table:table-row table:style-name="ro2">
          <table:table-cell office:value-type="string">
            <text:p>Leather Armor|3</text:p>
          </table:table-cell>
          <table:table-cell office:value-type="string">
            <text:p>Leather Armor +3</text:p>
          </table:table-cell>
          <table:table-cell office:value-type="string">
            <text:p>as leather armor, -3 to AC base, is magical</text:p>
          </table:table-cell>
        </table:table-row>
        <table:table-row table:style-name="ro2">
          <table:table-cell office:value-type="string">
            <text:p>Leather Armor|4</text:p>
          </table:table-cell>
          <table:table-cell office:value-type="string">
            <text:p>Leather Armor +4</text:p>
          </table:table-cell>
          <table:table-cell office:value-type="string">
            <text:p>as leather armor, -4 to AC base, is magical</text:p>
          </table:table-cell>
        </table:table-row>
        <table:table-row table:style-name="ro2">
          <table:table-cell table:style-name="ce3" office:value-type="string">
            <text:p>Leather Armor|5</text:p>
          </table:table-cell>
          <table:table-cell table:style-name="ce3" office:value-type="string">
            <text:p>Leather Armor +5</text:p>
          </table:table-cell>
          <table:table-cell table:style-name="ce6" office:value-type="string">
            <text:p>as leather armor, -5 to AC base, is magical</text:p>
          </table:table-cell>
        </table:table-row>
        <table:table-row table:style-name="ro1">
          <table:table-cell table:number-columns-repeated="2" table:style-name="ce3" office:value-type="string">
            <text:p>Light Crossbow</text:p>
          </table:table-cell>
          <table:table-cell table:style-name="ce6" office:value-type="string">
            <text:p>uses bolt, range 19, 1 hand to use</text:p>
          </table:table-cell>
        </table:table-row>
        <table:table-row table:style-name="ro2">
          <table:table-cell table:style-name="ce3" office:value-type="string">
            <text:p>Light Crossbow|1</text:p>
          </table:table-cell>
          <table:table-cell table:style-name="ce3" office:value-type="string">
            <text:p>Light Crossbow +1</text:p>
          </table:table-cell>
          <table:table-cell table:style-name="ce6" office:value-type="string">
            <text:p>as light crossbow, +1 to damage, is magical</text:p>
          </table:table-cell>
        </table:table-row>
        <table:table-row table:style-name="ro2">
          <table:table-cell office:value-type="string">
            <text:p>Light Crossbow|2</text:p>
          </table:table-cell>
          <table:table-cell office:value-type="string">
            <text:p>Light Crossbow +2</text:p>
          </table:table-cell>
          <table:table-cell office:value-type="string">
            <text:p>as light crossbow, +2 to damage, is magical</text:p>
          </table:table-cell>
        </table:table-row>
        <table:table-row table:style-name="ro2">
          <table:table-cell office:value-type="string">
            <text:p>Light Crossbow|3</text:p>
          </table:table-cell>
          <table:table-cell office:value-type="string">
            <text:p>Light Crossbow +3</text:p>
          </table:table-cell>
          <table:table-cell office:value-type="string">
            <text:p>as light crossbow, +3 to damage, is magical</text:p>
          </table:table-cell>
        </table:table-row>
        <table:table-row table:style-name="ro2">
          <table:table-cell office:value-type="string">
            <text:p>Light Crossbow|4</text:p>
          </table:table-cell>
          <table:table-cell office:value-type="string">
            <text:p>Light Crossbow +4</text:p>
          </table:table-cell>
          <table:table-cell office:value-type="string">
            <text:p>as light crossbow, +4 to damage, is magical</text:p>
          </table:table-cell>
        </table:table-row>
        <table:table-row table:style-name="ro2">
          <table:table-cell table:style-name="ce3" office:value-type="string">
            <text:p>Light Crossbow|5</text:p>
          </table:table-cell>
          <table:table-cell table:style-name="ce3" office:value-type="string">
            <text:p>Light Crossbow +5</text:p>
          </table:table-cell>
          <table:table-cell table:style-name="ce6" office:value-type="string">
            <text:p>as light crossbow, +5 to damage, is magical</text:p>
          </table:table-cell>
        </table:table-row>
        <table:table-row table:style-name="ro4">
          <table:table-cell table:style-name="ce3" office:value-type="string">
            <text:p>Light Crossbow|6</text:p>
          </table:table-cell>
          <table:table-cell table:style-name="ce3" office:value-type="string">
            <text:p>Light Crossbow Cursed -3</text:p>
          </table:table-cell>
          <table:table-cell table:style-name="ce6" office:value-type="string">
            <text:p>as light crossbow, -3 to damage, is magical, cannot be unreadied unless Remove Curse (see Spells description) is cast</text:p>
          </table:table-cell>
        </table:table-row>
        <table:table-row table:style-name="ro1">
          <table:table-cell table:number-columns-repeated="2" table:style-name="ce3" office:value-type="string">
            <text:p>Long Bow</text:p>
          </table:table-cell>
          <table:table-cell table:style-name="ce6" office:value-type="string">
            <text:p>uses arrow, range 22, 2 hands to use</text:p>
          </table:table-cell>
        </table:table-row>
        <table:table-row table:style-name="ro1">
          <table:table-cell table:number-columns-repeated="2" office:value-type="string">
            <text:p>Long Sword</text:p>
          </table:table-cell>
          <table:table-cell office:value-type="string">
            <text:p>damage: 1d8 + 0/1d12 + 0, 1 hand to use</text:p>
          </table:table-cell>
        </table:table-row>
        <table:table-row table:style-name="ro1">
          <table:table-cell office:value-type="string">
            <text:p>Long Sword|1</text:p>
          </table:table-cell>
          <table:table-cell office:value-type="string">
            <text:p>Long Sword +1</text:p>
          </table:table-cell>
          <table:table-cell office:value-type="string">
            <text:p>as long sword, +1 to damage, is magical</text:p>
          </table:table-cell>
        </table:table-row>
        <table:table-row table:style-name="ro1">
          <table:table-cell office:value-type="string">
            <text:p>Long Sword|2</text:p>
          </table:table-cell>
          <table:table-cell office:value-type="string">
            <text:p>Long Sword +2</text:p>
          </table:table-cell>
          <table:table-cell office:value-type="string">
            <text:p>as long sword, +2 to damage, is magical</text:p>
          </table:table-cell>
        </table:table-row>
        <table:table-row table:style-name="ro1">
          <table:table-cell table:style-name="ce3" office:value-type="string">
            <text:p>Long Sword|3</text:p>
          </table:table-cell>
          <table:table-cell table:style-name="ce3" office:value-type="string">
            <text:p>Long Sword +3</text:p>
          </table:table-cell>
          <table:table-cell table:style-name="ce6" office:value-type="string">
            <text:p>as long sword, +3 to damage, is magical</text:p>
          </table:table-cell>
        </table:table-row>
        <table:table-row table:style-name="ro1">
          <table:table-cell table:style-name="ce3" office:value-type="string">
            <text:p>Long Sword|4</text:p>
          </table:table-cell>
          <table:table-cell table:style-name="ce3" office:value-type="string">
            <text:p>Long Sword +4</text:p>
          </table:table-cell>
          <table:table-cell table:style-name="ce6" office:value-type="string">
            <text:p>as long sword, +4 to damage, is magical</text:p>
          </table:table-cell>
        </table:table-row>
        <table:table-row table:style-name="ro1">
          <table:table-cell table:style-name="ce3" office:value-type="string">
            <text:p>Long Sword|5</text:p>
          </table:table-cell>
          <table:table-cell table:style-name="ce3" office:value-type="string">
            <text:p>Long Sword +5</text:p>
          </table:table-cell>
          <table:table-cell table:style-name="ce6" office:value-type="string">
            <text:p>as long sword, +5 to damage, is magical</text:p>
          </table:table-cell>
        </table:table-row>
        <table:table-row table:style-name="ro2">
          <table:table-cell office:value-type="string">
            <text:p>Long Sword|6</text:p>
          </table:table-cell>
          <table:table-cell office:value-type="string">
            <text:p>Long Sword vs Giants</text:p>
          </table:table-cell>
          <table:table-cell office:value-type="string">
            <text:p>as long sword, +2 to damage, is magical, double damage vs. giants</text:p>
          </table:table-cell>
        </table:table-row>
        <table:table-row table:style-name="ro4">
          <table:table-cell office:value-type="string">
            <text:p>Long Sword|7</text:p>
          </table:table-cell>
          <table:table-cell office:value-type="string">
            <text:p>Vorpal Long Sword</text:p>
          </table:table-cell>
          <table:table-cell office:value-type="string">
            <text:p>as long sword, +3 to damage, is magical, has Special Ability “item_VorpalLongSword” (see Special Ability descriptions)</text:p>
          </table:table-cell>
        </table:table-row>
        <table:table-row table:style-name="ro1">
          <table:table-cell table:number-columns-repeated="2" office:value-type="string">
            <text:p>Mace</text:p>
          </table:table-cell>
          <table:table-cell office:value-type="string">
            <text:p>damage: 1d6 + 1/1d6 + 0, 1 hand to use</text:p>
          </table:table-cell>
        </table:table-row>
        <table:table-row table:style-name="ro1">
          <table:table-cell table:style-name="ce3" office:value-type="string">
            <text:p>Mace|1</text:p>
          </table:table-cell>
          <table:table-cell table:style-name="ce3" office:value-type="string">
            <text:p>Mace +1</text:p>
          </table:table-cell>
          <table:table-cell table:style-name="ce6" office:value-type="string">
            <text:p>as mace, +1 to damage, is magical</text:p>
          </table:table-cell>
        </table:table-row>
        <table:table-row table:style-name="ro1">
          <table:table-cell table:style-name="ce3" office:value-type="string">
            <text:p>Mace|2</text:p>
          </table:table-cell>
          <table:table-cell table:style-name="ce3" office:value-type="string">
            <text:p>Mace +2</text:p>
          </table:table-cell>
          <table:table-cell table:style-name="ce6" office:value-type="string">
            <text:p>as mace, +2 to damage, is magical</text:p>
          </table:table-cell>
        </table:table-row>
        <table:table-row table:style-name="ro1">
          <table:table-cell table:style-name="ce3" office:value-type="string">
            <text:p>Mace|3</text:p>
          </table:table-cell>
          <table:table-cell table:style-name="ce3" office:value-type="string">
            <text:p>Mace +3</text:p>
          </table:table-cell>
          <table:table-cell table:style-name="ce6" office:value-type="string">
            <text:p>as mace, +3 to damage, is magical</text:p>
          </table:table-cell>
        </table:table-row>
        <table:table-row table:style-name="ro1">
          <table:table-cell office:value-type="string">
            <text:p>Mace|4</text:p>
          </table:table-cell>
          <table:table-cell office:value-type="string">
            <text:p>Mace +4</text:p>
          </table:table-cell>
          <table:table-cell office:value-type="string">
            <text:p>as mace, +4 to damage, is magical</text:p>
          </table:table-cell>
        </table:table-row>
        <table:table-row table:style-name="ro1">
          <table:table-cell office:value-type="string">
            <text:p>Mace|5</text:p>
          </table:table-cell>
          <table:table-cell office:value-type="string">
            <text:p>Mace +5</text:p>
          </table:table-cell>
          <table:table-cell office:value-type="string">
            <text:p>as mace, +5 to damage, is magical</text:p>
          </table:table-cell>
        </table:table-row>
        <table:table-row table:style-name="ro1">
          <table:table-cell table:number-columns-repeated="2" office:value-type="string">
            <text:p>Military Pick</text:p>
          </table:table-cell>
          <table:table-cell office:value-type="string">
            <text:p>damage: 1d6 + 1/2d4 + 0, 2 hands to use</text:p>
          </table:table-cell>
        </table:table-row>
        <table:table-row table:style-name="ro2">
          <table:table-cell table:style-name="ce3" office:value-type="string">
            <text:p>Military Pick|1</text:p>
          </table:table-cell>
          <table:table-cell table:style-name="ce3" office:value-type="string">
            <text:p>Military Pick +1</text:p>
          </table:table-cell>
          <table:table-cell table:style-name="ce6" office:value-type="string">
            <text:p>as military pick, +1 to damage, is magical</text:p>
          </table:table-cell>
        </table:table-row>
        <table:table-row table:style-name="ro2">
          <table:table-cell table:style-name="ce3" office:value-type="string">
            <text:p>Military Pick|2</text:p>
          </table:table-cell>
          <table:table-cell table:style-name="ce3" office:value-type="string">
            <text:p>Military Pick +2</text:p>
          </table:table-cell>
          <table:table-cell table:style-name="ce6" office:value-type="string">
            <text:p>as military pick, +2 to damage, is magical</text:p>
          </table:table-cell>
        </table:table-row>
        <table:table-row table:style-name="ro2">
          <table:table-cell table:style-name="ce3" office:value-type="string">
            <text:p>Military Pick|3</text:p>
          </table:table-cell>
          <table:table-cell table:style-name="ce3" office:value-type="string">
            <text:p>Military Pick +3</text:p>
          </table:table-cell>
          <table:table-cell table:style-name="ce6" office:value-type="string">
            <text:p>as military pick, +3 to damage, is magical</text:p>
          </table:table-cell>
        </table:table-row>
        <table:table-row table:style-name="ro2">
          <table:table-cell office:value-type="string">
            <text:p>Military Pick|4</text:p>
          </table:table-cell>
          <table:table-cell office:value-type="string">
            <text:p>Military Pick +4</text:p>
          </table:table-cell>
          <table:table-cell office:value-type="string">
            <text:p>as military pick, +4 to damage, is magical</text:p>
          </table:table-cell>
        </table:table-row>
        <table:table-row table:style-name="ro2">
          <table:table-cell office:value-type="string">
            <text:p>Military Pick|5</text:p>
          </table:table-cell>
          <table:table-cell office:value-type="string">
            <text:p>Military Pick +5</text:p>
          </table:table-cell>
          <table:table-cell office:value-type="string">
            <text:p>as military pick, +5 to damage, is magical</text:p>
          </table:table-cell>
        </table:table-row>
        <table:table-row table:style-name="ro1">
          <table:table-cell table:number-columns-repeated="2" office:value-type="string">
            <text:p>Mirror</text:p>
          </table:table-cell>
          <table:table-cell office:value-type="string">
            <text:p>not weapon, used to reflect gaze</text:p>
          </table:table-cell>
        </table:table-row>
        <table:table-row table:style-name="ro1">
          <table:table-cell table:number-columns-repeated="2" table:style-name="ce3" office:value-type="string">
            <text:p>monsterDragonBreathAcid</text:p>
          </table:table-cell>
          <table:table-cell table:style-name="ce6" office:value-type="string">
            <text:p>not weapon, dragon breath weapon</text:p>
          </table:table-cell>
        </table:table-row>
        <table:table-row table:style-name="ro1">
          <table:table-cell table:number-columns-repeated="2" table:style-name="ce3" office:value-type="string">
            <text:p>monsterDragonBreathCold</text:p>
          </table:table-cell>
          <table:table-cell table:style-name="ce6" office:value-type="string">
            <text:p>not weapon, dragon breath weapon</text:p>
          </table:table-cell>
        </table:table-row>
        <table:table-row table:style-name="ro1">
          <table:table-cell table:number-columns-repeated="2" table:style-name="ce3" office:value-type="string">
            <text:p>monsterDragonBreathFire</text:p>
          </table:table-cell>
          <table:table-cell table:style-name="ce6" office:value-type="string">
            <text:p>not weapon, dragon breath weapon</text:p>
          </table:table-cell>
        </table:table-row>
        <table:table-row table:style-name="ro1">
          <table:table-cell table:number-columns-repeated="2" office:value-type="string">
            <text:p>monsterDragonBreathLightning</text:p>
          </table:table-cell>
          <table:table-cell office:value-type="string">
            <text:p>not weapon, dragon breath weapon</text:p>
          </table:table-cell>
        </table:table-row>
        <table:table-row table:style-name="ro1">
          <table:table-cell table:number-columns-repeated="2" office:value-type="string">
            <text:p>monsterDragonBreathPoison</text:p>
          </table:table-cell>
          <table:table-cell office:value-type="string">
            <text:p>not weapon, dragon breath weapon</text:p>
          </table:table-cell>
        </table:table-row>
        <table:table-row table:style-name="ro1">
          <table:table-cell table:number-columns-repeated="2" office:value-type="string">
            <text:p>monsterHellHoundBreath</text:p>
          </table:table-cell>
          <table:table-cell office:value-type="string">
            <text:p>not weapon, hell hound breath</text:p>
          </table:table-cell>
        </table:table-row>
        <table:table-row table:style-name="ro1">
          <table:table-cell table:number-columns-repeated="2" table:style-name="ce3" office:value-type="string">
            <text:p>monsterMindBlast</text:p>
          </table:table-cell>
          <table:table-cell table:style-name="ce6" office:value-type="string">
            <text:p>not weapon, mind flayer mental attack</text:p>
          </table:table-cell>
        </table:table-row>
        <table:table-row table:style-name="ro1">
          <table:table-cell table:number-columns-repeated="2" table:style-name="ce3" office:value-type="string">
            <text:p>monsterPoisonCloud</text:p>
          </table:table-cell>
          <table:table-cell table:style-name="ce6" office:value-type="string">
            <text:p>not weapon, </text:p>
          </table:table-cell>
        </table:table-row>
        <table:table-row table:style-name="ro1">
          <table:table-cell table:number-columns-repeated="2" table:style-name="ce3" office:value-type="string">
            <text:p>Morning Star</text:p>
          </table:table-cell>
          <table:table-cell table:style-name="ce6" office:value-type="string">
            <text:p>damage: 1d6 + 1/2d4 + 0, 1 hand to use</text:p>
          </table:table-cell>
        </table:table-row>
        <table:table-row table:style-name="ro2">
          <table:table-cell office:value-type="string">
            <text:p>Morning Star|1</text:p>
          </table:table-cell>
          <table:table-cell office:value-type="string">
            <text:p>Morning Star +1</text:p>
          </table:table-cell>
          <table:table-cell office:value-type="string">
            <text:p>as morning star, +1 to damage, is magical</text:p>
          </table:table-cell>
        </table:table-row>
        <table:table-row table:style-name="ro2">
          <table:table-cell office:value-type="string">
            <text:p>Morning Star|2</text:p>
          </table:table-cell>
          <table:table-cell office:value-type="string">
            <text:p>Morning Star +2</text:p>
          </table:table-cell>
          <table:table-cell office:value-type="string">
            <text:p>as morning star, +2 to damage, is magical</text:p>
          </table:table-cell>
        </table:table-row>
        <table:table-row table:style-name="ro2">
          <table:table-cell office:value-type="string">
            <text:p>Morning Star|3</text:p>
          </table:table-cell>
          <table:table-cell office:value-type="string">
            <text:p>Morning Star +3</text:p>
          </table:table-cell>
          <table:table-cell office:value-type="string">
            <text:p>as morning star, +3 to damage, is magical</text:p>
          </table:table-cell>
        </table:table-row>
        <table:table-row table:style-name="ro2">
          <table:table-cell table:style-name="ce3" office:value-type="string">
            <text:p>Morning Star|4</text:p>
          </table:table-cell>
          <table:table-cell table:style-name="ce3" office:value-type="string">
            <text:p>Morning Star +4</text:p>
          </table:table-cell>
          <table:table-cell table:style-name="ce6" office:value-type="string">
            <text:p>as morning star, +4 to damage, is magical</text:p>
          </table:table-cell>
        </table:table-row>
        <table:table-row table:style-name="ro2">
          <table:table-cell table:style-name="ce3" office:value-type="string">
            <text:p>Morning Star|5</text:p>
          </table:table-cell>
          <table:table-cell table:style-name="ce3" office:value-type="string">
            <text:p>Morning Star +5</text:p>
          </table:table-cell>
          <table:table-cell table:style-name="ce6" office:value-type="string">
            <text:p>as morning star, +5 to damage, is magical</text:p>
          </table:table-cell>
        </table:table-row>
        <table:table-row table:style-name="ro2">
          <table:table-cell table:style-name="ce3" office:value-type="string">
            <text:p>Necklace</text:p>
          </table:table-cell>
          <table:table-cell table:style-name="ce3" office:value-type="string">
            <text:p>Necklace of Missiles</text:p>
          </table:table-cell>
          <table:table-cell table:style-name="ce6" office:value-type="string">
            <text:p>not weapon, casts “Magic Missile” (see Spell description)</text:p>
          </table:table-cell>
        </table:table-row>
        <table:table-row table:style-name="ro1">
          <table:table-cell table:number-columns-repeated="2" office:value-type="string">
            <text:p>Plate Mail</text:p>
          </table:table-cell>
          <table:table-cell office:value-type="string">
            <text:p>not weapon, -7 to AC base</text:p>
          </table:table-cell>
        </table:table-row>
        <table:table-row table:style-name="ro1">
          <table:table-cell office:value-type="string">
            <text:p>Plate Mail|1</text:p>
          </table:table-cell>
          <table:table-cell office:value-type="string">
            <text:p>Plate Mail +1</text:p>
          </table:table-cell>
          <table:table-cell office:value-type="string">
            <text:p>as plate mail, -1 to AC base, is magical</text:p>
          </table:table-cell>
        </table:table-row>
        <table:table-row table:style-name="ro1">
          <table:table-cell office:value-type="string">
            <text:p>Plate Mail|2</text:p>
          </table:table-cell>
          <table:table-cell office:value-type="string">
            <text:p>Plate Mail +2</text:p>
          </table:table-cell>
          <table:table-cell office:value-type="string">
            <text:p>as plate mail, -2 to AC base, is magical</text:p>
          </table:table-cell>
        </table:table-row>
        <table:table-row table:style-name="ro1">
          <table:table-cell table:style-name="ce3" office:value-type="string">
            <text:p>Plate Mail|3</text:p>
          </table:table-cell>
          <table:table-cell table:style-name="ce3" office:value-type="string">
            <text:p>Plate Mail +3</text:p>
          </table:table-cell>
          <table:table-cell table:style-name="ce6" office:value-type="string">
            <text:p>as plate mail, -3 to AC base, is magical</text:p>
          </table:table-cell>
        </table:table-row>
        <table:table-row table:style-name="ro1">
          <table:table-cell table:style-name="ce3" office:value-type="string">
            <text:p>Plate Mail|4</text:p>
          </table:table-cell>
          <table:table-cell table:style-name="ce3" office:value-type="string">
            <text:p>Plate Mail +4</text:p>
          </table:table-cell>
          <table:table-cell table:style-name="ce6" office:value-type="string">
            <text:p>as plate mail, -4 to AC base, is magical</text:p>
          </table:table-cell>
        </table:table-row>
        <table:table-row table:style-name="ro1">
          <table:table-cell table:style-name="ce3" office:value-type="string">
            <text:p>Plate Mail|5</text:p>
          </table:table-cell>
          <table:table-cell table:style-name="ce3" office:value-type="string">
            <text:p>Plate Mail +5</text:p>
          </table:table-cell>
          <table:table-cell table:style-name="ce6" office:value-type="string">
            <text:p>as plate mail, -5 to AC base, is magical</text:p>
          </table:table-cell>
        </table:table-row>
        <table:table-row table:style-name="ro1">
          <table:table-cell office:value-type="string">
            <text:p>Potion</text:p>
          </table:table-cell>
          <table:table-cell office:value-type="string">
            <text:p>Potion of Healing</text:p>
          </table:table-cell>
          <table:table-cell office:value-type="string">
            <text:p>not weapon, heals 2d4 + 2 HP</text:p>
          </table:table-cell>
        </table:table-row>
        <table:table-row table:style-name="ro1">
          <table:table-cell office:value-type="string">
            <text:p>Potion|1</text:p>
          </table:table-cell>
          <table:table-cell office:value-type="string">
            <text:p>Potion of Extra Healing</text:p>
          </table:table-cell>
          <table:table-cell office:value-type="string">
            <text:p>not weapon, heals 1d8 HP, 3 uses</text:p>
          </table:table-cell>
        </table:table-row>
        <table:table-row table:style-name="ro2">
          <table:table-cell office:value-type="string">
            <text:p>Potion|2</text:p>
          </table:table-cell>
          <table:table-cell office:value-type="string">
            <text:p>Potion of Invisibility</text:p>
          </table:table-cell>
          <table:table-cell office:value-type="string">
            <text:p>not weapon, as “Invisibility” (see Spell description)</text:p>
          </table:table-cell>
        </table:table-row>
        <table:table-row table:style-name="ro2">
          <table:table-cell table:style-name="ce3" office:value-type="string">
            <text:p>Potion|3</text:p>
          </table:table-cell>
          <table:table-cell table:style-name="ce3" office:value-type="string">
            <text:p>Potion of Speed</text:p>
          </table:table-cell>
          <table:table-cell table:style-name="ce6" office:value-type="string">
            <text:p>not weapon, as “Haste” (see Spell description)</text:p>
          </table:table-cell>
        </table:table-row>
        <table:table-row table:style-name="ro1">
          <table:table-cell table:style-name="ce3" office:value-type="string">
            <text:p>Potion|4</text:p>
          </table:table-cell>
          <table:table-cell table:style-name="ce3" office:value-type="string">
            <text:p>Potion of Giant Strength</text:p>
          </table:table-cell>
          <table:table-cell table:style-name="ce6" office:value-type="string">
            <text:p>not weapon, strength set to 21</text:p>
          </table:table-cell>
        </table:table-row>
        <table:table-row table:style-name="ro1">
          <table:table-cell table:number-columns-repeated="2" table:style-name="ce3" office:value-type="string">
            <text:p>Quarter Staff</text:p>
          </table:table-cell>
          <table:table-cell table:style-name="ce6" office:value-type="string">
            <text:p>damage: 1d6 + 0, 2 hands to use</text:p>
          </table:table-cell>
        </table:table-row>
        <table:table-row table:style-name="ro1">
          <table:table-cell office:value-type="string">
            <text:p>Quarter Staff|1</text:p>
          </table:table-cell>
          <table:table-cell office:value-type="string">
            <text:p>Quarter Staff +1</text:p>
          </table:table-cell>
          <table:table-cell office:value-type="string">
            <text:p>as quarter staff, +1 to damage, is magical</text:p>
          </table:table-cell>
        </table:table-row>
        <table:table-row table:style-name="ro1">
          <table:table-cell office:value-type="string">
            <text:p>Quarter Staff|2</text:p>
          </table:table-cell>
          <table:table-cell office:value-type="string">
            <text:p>Quarter Staff +2</text:p>
          </table:table-cell>
          <table:table-cell office:value-type="string">
            <text:p>as quarter staff, +2 to damage, is magical</text:p>
          </table:table-cell>
        </table:table-row>
        <table:table-row table:style-name="ro1">
          <table:table-cell office:value-type="string">
            <text:p>Quarter Staff|3</text:p>
          </table:table-cell>
          <table:table-cell office:value-type="string">
            <text:p>Quarter Staff +3</text:p>
          </table:table-cell>
          <table:table-cell office:value-type="string">
            <text:p>as quarter staff, +3 to damage, is magical</text:p>
          </table:table-cell>
        </table:table-row>
        <table:table-row table:style-name="ro1">
          <table:table-cell table:style-name="ce3" office:value-type="string">
            <text:p>Quarter Staff|4</text:p>
          </table:table-cell>
          <table:table-cell table:style-name="ce3" office:value-type="string">
            <text:p>Quarter Staff +4</text:p>
          </table:table-cell>
          <table:table-cell table:style-name="ce6" office:value-type="string">
            <text:p>as quarter staff, +4 to damage, is magical</text:p>
          </table:table-cell>
        </table:table-row>
        <table:table-row table:style-name="ro1">
          <table:table-cell table:style-name="ce3" office:value-type="string">
            <text:p>Quarter Staff|5</text:p>
          </table:table-cell>
          <table:table-cell table:style-name="ce3" office:value-type="string">
            <text:p>Quarter Staff +5</text:p>
          </table:table-cell>
          <table:table-cell table:style-name="ce6" office:value-type="string">
            <text:p>as quarter staff, +5 to damage, is magical</text:p>
          </table:table-cell>
        </table:table-row>
        <table:table-row table:style-name="ro1">
          <table:table-cell table:number-columns-repeated="2" table:style-name="ce3" office:value-type="string">
            <text:p>Ring</text:p>
          </table:table-cell>
          <table:table-cell table:style-name="ce6" office:value-type="string">
            <text:p>not weapon</text:p>
          </table:table-cell>
        </table:table-row>
        <table:table-row table:style-name="ro1">
          <table:table-cell office:value-type="string">
            <text:p>Ring|1</text:p>
          </table:table-cell>
          <table:table-cell office:value-type="string">
            <text:p>Ring of Vulnerability</text:p>
          </table:table-cell>
          <table:table-cell office:value-type="string">
            <text:p>not weapon, +13 to AC base, cursed</text:p>
          </table:table-cell>
        </table:table-row>
        <table:table-row table:style-name="ro1">
          <table:table-cell office:value-type="string">
            <text:p>Ring|2</text:p>
          </table:table-cell>
          <table:table-cell office:value-type="string">
            <text:p>Ring Of Prot +1</text:p>
          </table:table-cell>
          <table:table-cell office:value-type="string">
            <text:p>not weapon, -1 to AC base, is magical</text:p>
          </table:table-cell>
        </table:table-row>
        <table:table-row table:style-name="ro1">
          <table:table-cell office:value-type="string">
            <text:p>Ring|3</text:p>
          </table:table-cell>
          <table:table-cell office:value-type="string">
            <text:p>Ring Of Prot +2</text:p>
          </table:table-cell>
          <table:table-cell office:value-type="string">
            <text:p>not weapon, -2 to AC base, is magical</text:p>
          </table:table-cell>
        </table:table-row>
        <table:table-row table:style-name="ro1">
          <table:table-cell table:style-name="ce3" office:value-type="string">
            <text:p>Ring|4</text:p>
          </table:table-cell>
          <table:table-cell table:style-name="ce3" office:value-type="string">
            <text:p>Ring Of Prot +3</text:p>
          </table:table-cell>
          <table:table-cell table:style-name="ce6" office:value-type="string">
            <text:p>not weapon, -3 to AC base, is magical</text:p>
          </table:table-cell>
        </table:table-row>
        <table:table-row table:style-name="ro1">
          <table:table-cell table:style-name="ce3" office:value-type="string">
            <text:p>Ring|5</text:p>
          </table:table-cell>
          <table:table-cell table:style-name="ce3" office:value-type="string">
            <text:p>Ring Of Prot +4</text:p>
          </table:table-cell>
          <table:table-cell table:style-name="ce6" office:value-type="string">
            <text:p>not weapon, -4 to AC base, is magical</text:p>
          </table:table-cell>
        </table:table-row>
        <table:table-row table:style-name="ro1">
          <table:table-cell table:style-name="ce3" office:value-type="string">
            <text:p>Ring|6</text:p>
          </table:table-cell>
          <table:table-cell table:style-name="ce3" office:value-type="string">
            <text:p>Ring Of Prot +5</text:p>
          </table:table-cell>
          <table:table-cell table:style-name="ce6" office:value-type="string">
            <text:p>not weapon, -5 to AC base, is magical</text:p>
          </table:table-cell>
        </table:table-row>
        <table:table-row table:style-name="ro2">
          <table:table-cell office:value-type="string">
            <text:p>Ring|7</text:p>
          </table:table-cell>
          <table:table-cell office:value-type="string">
            <text:p>Ring of Invisiblity</text:p>
          </table:table-cell>
          <table:table-cell office:value-type="string">
            <text:p>not weapon, “Invisibility” as spell (see Spell description)</text:p>
          </table:table-cell>
        </table:table-row>
        <table:table-row table:style-name="ro2">
          <table:table-cell office:value-type="string">
            <text:p>Ring|8</text:p>
          </table:table-cell>
          <table:table-cell office:value-type="string">
            <text:p>Ring of Protection From Evil</text:p>
          </table:table-cell>
          <table:table-cell office:value-type="string">
            <text:p>not weapon, “Protection From Evil” as spell (see Spell desctiption)</text:p>
          </table:table-cell>
        </table:table-row>
        <table:table-row table:style-name="ro2">
          <table:table-cell office:value-type="string">
            <text:p>Ring|9</text:p>
          </table:table-cell>
          <table:table-cell office:value-type="string">
            <text:p>Ring of Wizardry</text:p>
          </table:table-cell>
          <table:table-cell office:value-type="string">
            <text:p>not weapon, doubles number of 2<text:span text:style-name="T1">nd</text:span> level spells magic user may memorize</text:p>
          </table:table-cell>
        </table:table-row>
        <table:table-row table:style-name="ro1">
          <table:table-cell table:number-columns-repeated="2" table:style-name="ce3" office:value-type="string">
            <text:p>Ring Mail</text:p>
          </table:table-cell>
          <table:table-cell table:style-name="ce6" office:value-type="string">
            <text:p>not weapon, -3 to AC base</text:p>
          </table:table-cell>
        </table:table-row>
        <table:table-row table:style-name="ro1">
          <table:table-cell table:style-name="ce3" office:value-type="string">
            <text:p>Ring Mail|1</text:p>
          </table:table-cell>
          <table:table-cell table:style-name="ce3" office:value-type="string">
            <text:p>Ring Mail +1</text:p>
          </table:table-cell>
          <table:table-cell table:style-name="ce6" office:value-type="string">
            <text:p>as ring mail, -1 to AC base, is magical</text:p>
          </table:table-cell>
        </table:table-row>
        <table:table-row table:style-name="ro1">
          <table:table-cell table:style-name="ce3" office:value-type="string">
            <text:p>Ring Mail|2</text:p>
          </table:table-cell>
          <table:table-cell table:style-name="ce3" office:value-type="string">
            <text:p>Ring Mail +2</text:p>
          </table:table-cell>
          <table:table-cell table:style-name="ce6" office:value-type="string">
            <text:p>as ring mail, -2 to AC base, is magical</text:p>
          </table:table-cell>
        </table:table-row>
        <table:table-row table:style-name="ro1">
          <table:table-cell office:value-type="string">
            <text:p>Ring Mail|3</text:p>
          </table:table-cell>
          <table:table-cell office:value-type="string">
            <text:p>Ring Mail +3</text:p>
          </table:table-cell>
          <table:table-cell office:value-type="string">
            <text:p>as ring mail, -3 to AC base, is magical</text:p>
          </table:table-cell>
        </table:table-row>
        <table:table-row table:style-name="ro1">
          <table:table-cell office:value-type="string">
            <text:p>Ring Mail|4</text:p>
          </table:table-cell>
          <table:table-cell office:value-type="string">
            <text:p>Ring Mail +4</text:p>
          </table:table-cell>
          <table:table-cell office:value-type="string">
            <text:p>as ring mail, -4 to AC base, is magical</text:p>
          </table:table-cell>
        </table:table-row>
        <table:table-row table:style-name="ro1">
          <table:table-cell office:value-type="string">
            <text:p>Ring Mail|5</text:p>
          </table:table-cell>
          <table:table-cell office:value-type="string">
            <text:p>Ring Mail +5</text:p>
          </table:table-cell>
          <table:table-cell office:value-type="string">
            <text:p>as ring mail, -5 to AC base, is magical</text:p>
          </table:table-cell>
        </table:table-row>
        <table:table-row table:style-name="ro1">
          <table:table-cell table:number-columns-repeated="2" table:style-name="ce3" office:value-type="string">
            <text:p>Robe</text:p>
          </table:table-cell>
          <table:table-cell table:style-name="ce6" office:value-type="string">
            <text:p>not weapon</text:p>
          </table:table-cell>
        </table:table-row>
        <table:table-row table:style-name="ro1">
          <table:table-cell table:number-columns-repeated="2" table:style-name="ce3" office:value-type="string">
            <text:p>Scale Mail</text:p>
          </table:table-cell>
          <table:table-cell table:style-name="ce6" office:value-type="string">
            <text:p>not weapon, -4 to AC base</text:p>
          </table:table-cell>
        </table:table-row>
        <table:table-row table:style-name="ro1">
          <table:table-cell table:style-name="ce3" office:value-type="string">
            <text:p>Scale Mail|1</text:p>
          </table:table-cell>
          <table:table-cell table:style-name="ce3" office:value-type="string">
            <text:p>Scale Mail +1</text:p>
          </table:table-cell>
          <table:table-cell table:style-name="ce6" office:value-type="string">
            <text:p>as scale mail, -1 to AC base, is magical</text:p>
          </table:table-cell>
        </table:table-row>
        <table:table-row table:style-name="ro1">
          <table:table-cell office:value-type="string">
            <text:p>Scale Mail|2</text:p>
          </table:table-cell>
          <table:table-cell office:value-type="string">
            <text:p>Scale Mail +2</text:p>
          </table:table-cell>
          <table:table-cell office:value-type="string">
            <text:p>as scale mail, -2 to AC base, is magical</text:p>
          </table:table-cell>
        </table:table-row>
        <table:table-row table:style-name="ro1">
          <table:table-cell office:value-type="string">
            <text:p>Scale Mail|3</text:p>
          </table:table-cell>
          <table:table-cell office:value-type="string">
            <text:p>Scale Mail +3</text:p>
          </table:table-cell>
          <table:table-cell office:value-type="string">
            <text:p>as scale mail, -3 to AC base, is magical</text:p>
          </table:table-cell>
        </table:table-row>
        <table:table-row table:style-name="ro1">
          <table:table-cell office:value-type="string">
            <text:p>Scale Mail|4</text:p>
          </table:table-cell>
          <table:table-cell office:value-type="string">
            <text:p>Scale Mail +4</text:p>
          </table:table-cell>
          <table:table-cell office:value-type="string">
            <text:p>as scale mail, -4 to AC base, is magical</text:p>
          </table:table-cell>
        </table:table-row>
        <table:table-row table:style-name="ro1">
          <table:table-cell table:style-name="ce3" office:value-type="string">
            <text:p>Scale Mail|5</text:p>
          </table:table-cell>
          <table:table-cell table:style-name="ce3" office:value-type="string">
            <text:p>Scale Mail +5</text:p>
          </table:table-cell>
          <table:table-cell table:style-name="ce6" office:value-type="string">
            <text:p>as scale mail, -5 to AC base, is magical</text:p>
          </table:table-cell>
        </table:table-row>
        <table:table-row table:style-name="ro1">
          <table:table-cell table:number-columns-repeated="2" table:style-name="ce3" office:value-type="string">
            <text:p>Scimitar</text:p>
          </table:table-cell>
          <table:table-cell table:style-name="ce6" office:value-type="string">
            <text:p>damage: 1d8 + 0, 1 hand to use</text:p>
          </table:table-cell>
        </table:table-row>
        <table:table-row table:style-name="ro1">
          <table:table-cell table:style-name="ce3" office:value-type="string">
            <text:p>Scimitar|1</text:p>
          </table:table-cell>
          <table:table-cell table:style-name="ce3" office:value-type="string">
            <text:p>Scimitar +1</text:p>
          </table:table-cell>
          <table:table-cell table:style-name="ce6" office:value-type="string">
            <text:p>as scimitar, +1 to damage, is magical</text:p>
          </table:table-cell>
        </table:table-row>
        <table:table-row table:style-name="ro1">
          <table:table-cell office:value-type="string">
            <text:p>Scimitar|2</text:p>
          </table:table-cell>
          <table:table-cell office:value-type="string">
            <text:p>Scimitar +2</text:p>
          </table:table-cell>
          <table:table-cell office:value-type="string">
            <text:p>as scimitar, +2 to damage, is magical</text:p>
          </table:table-cell>
        </table:table-row>
        <table:table-row table:style-name="ro1">
          <table:table-cell office:value-type="string">
            <text:p>Scimitar|3</text:p>
          </table:table-cell>
          <table:table-cell office:value-type="string">
            <text:p>Scimitar +3</text:p>
          </table:table-cell>
          <table:table-cell office:value-type="string">
            <text:p>as scimitar, +3 to damage, is magical</text:p>
          </table:table-cell>
        </table:table-row>
        <table:table-row table:style-name="ro1">
          <table:table-cell office:value-type="string">
            <text:p>Scimitar|4</text:p>
          </table:table-cell>
          <table:table-cell office:value-type="string">
            <text:p>Scimitar +4</text:p>
          </table:table-cell>
          <table:table-cell office:value-type="string">
            <text:p>as scimitar, +4 to damage, is magical</text:p>
          </table:table-cell>
        </table:table-row>
        <table:table-row table:style-name="ro1">
          <table:table-cell table:style-name="ce3" office:value-type="string">
            <text:p>Scimitar|5</text:p>
          </table:table-cell>
          <table:table-cell table:style-name="ce3" office:value-type="string">
            <text:p>Scimitar +5</text:p>
          </table:table-cell>
          <table:table-cell table:style-name="ce6" office:value-type="string">
            <text:p>as scimitar, +5 to damage, is magical</text:p>
          </table:table-cell>
        </table:table-row>
        <table:table-row table:style-name="ro2">
          <table:table-cell table:style-name="ce3" office:value-type="string">
            <text:p>Scroll</text:p>
          </table:table-cell>
          <table:table-cell table:style-name="ce3" office:value-type="string">
            <text:p>Scroll of Hold Monster</text:p>
          </table:table-cell>
          <table:table-cell table:style-name="ce6" office:value-type="string">
            <text:p>not weapon, magic user may cast “Hold Monster” spell (see Spell description)</text:p>
          </table:table-cell>
        </table:table-row>
        <table:table-row table:style-name="ro2">
          <table:table-cell table:style-name="ce3" office:value-type="string">
            <text:p>Scroll|1</text:p>
          </table:table-cell>
          <table:table-cell table:style-name="ce3" office:value-type="string">
            <text:p>Scroll of Fire Touch</text:p>
          </table:table-cell>
          <table:table-cell table:style-name="ce6" office:value-type="string">
            <text:p>not weapon, magic user may cast “Fire Touch” spell (see Spell description)</text:p>
          </table:table-cell>
        </table:table-row>
        <table:table-row table:style-name="ro3">
          <table:table-cell office:value-type="string">
            <text:p>Scroll|2</text:p>
          </table:table-cell>
          <table:table-cell office:value-type="string">
            <text:p>Scroll of Minor Globe of Invulnerability</text:p>
          </table:table-cell>
          <table:table-cell office:value-type="string">
            <text:p>not weapon, magic user may cast “Minor Globe of Invulnerability” spell (see Spell description)</text:p>
          </table:table-cell>
        </table:table-row>
        <table:table-row table:style-name="ro2">
          <table:table-cell office:value-type="string">
            <text:p>Scroll|3</text:p>
          </table:table-cell>
          <table:table-cell office:value-type="string">
            <text:p>Scroll of Death Spell</text:p>
          </table:table-cell>
          <table:table-cell office:value-type="string">
            <text:p>not weapon, magic user may cast “Death Spell” spell (see Spell description)</text:p>
          </table:table-cell>
        </table:table-row>
        <table:table-row table:style-name="ro3">
          <table:table-cell office:value-type="string">
            <text:p>Scroll|4</text:p>
          </table:table-cell>
          <table:table-cell office:value-type="string">
            <text:p>Scroll of Globe of Invulnerability</text:p>
          </table:table-cell>
          <table:table-cell office:value-type="string">
            <text:p>not weapon, magic user may cast “Globe of Invulnerability” spell (see Spell description)</text:p>
          </table:table-cell>
        </table:table-row>
        <table:table-row table:style-name="ro2">
          <table:table-cell table:style-name="ce3" office:value-type="string">
            <text:p>Scroll|5</text:p>
          </table:table-cell>
          <table:table-cell table:style-name="ce3" office:value-type="string">
            <text:p>Scroll of Stone to Flesh</text:p>
          </table:table-cell>
          <table:table-cell table:style-name="ce6" office:value-type="string">
            <text:p>not weapon, magic user may cast “Stone to Flesh” spell (see Spell description)</text:p>
          </table:table-cell>
        </table:table-row>
        <table:table-row table:style-name="ro3">
          <table:table-cell table:style-name="ce3" office:value-type="string">
            <text:p>Scroll|6</text:p>
          </table:table-cell>
          <table:table-cell table:style-name="ce3" office:value-type="string">
            <text:p>Scroll of Delayed Blast Fireball</text:p>
          </table:table-cell>
          <table:table-cell table:style-name="ce6" office:value-type="string">
            <text:p>not weapon, magic user may cast “Delayed Blast Fireball” spell (see Spell description)</text:p>
          </table:table-cell>
        </table:table-row>
        <table:table-row table:style-name="ro3">
          <table:table-cell table:style-name="ce3" office:value-type="string">
            <text:p>Scroll|7</text:p>
          </table:table-cell>
          <table:table-cell table:style-name="ce3" office:value-type="string">
            <text:p>Scroll of Monster Summoning</text:p>
          </table:table-cell>
          <table:table-cell table:style-name="ce6" office:value-type="string">
            <text:p>not weapon, magic user may cast “Monster Summoning VII” spell (see Spell description)</text:p>
          </table:table-cell>
        </table:table-row>
        <table:table-row table:style-name="ro2">
          <table:table-cell office:value-type="string">
            <text:p>Scroll|8</text:p>
          </table:table-cell>
          <table:table-cell office:value-type="string">
            <text:p>Scroll of Power Word, Kill</text:p>
          </table:table-cell>
          <table:table-cell office:value-type="string">
            <text:p>not weapon, magic user may cast “Power Word: Kill” spell (see Spell description)</text:p>
          </table:table-cell>
        </table:table-row>
        <table:table-row table:style-name="ro2">
          <table:table-cell office:value-type="string">
            <text:p>Scroll|9</text:p>
          </table:table-cell>
          <table:table-cell office:value-type="string">
            <text:p>Scroll of Restoration</text:p>
          </table:table-cell>
          <table:table-cell office:value-type="string">
            <text:p>not weapon, cleric may cast “Restoration” spell (see Spell description)</text:p>
          </table:table-cell>
        </table:table-row>
        <table:table-row table:style-name="ro3">
          <table:table-cell office:value-type="string">
            <text:p>Scroll|10</text:p>
          </table:table-cell>
          <table:table-cell office:value-type="string">
            <text:p>Scroll of Ressurection</text:p>
          </table:table-cell>
          <table:table-cell office:value-type="string">
            <text:p>not weapon, cleric may cast “Ressurection” spell (see Spell description)</text:p>
          </table:table-cell>
        </table:table-row>
        <table:table-row table:style-name="ro2">
          <table:table-cell table:style-name="ce3" office:value-type="string">
            <text:p>Scroll|11</text:p>
          </table:table-cell>
          <table:table-cell table:style-name="ce3" office:value-type="string">
            <text:p>Scroll of Destruction</text:p>
          </table:table-cell>
          <table:table-cell table:style-name="ce6" office:value-type="string">
            <text:p>not weapon, cleric may cast “Destruction” spell (see Spell description)</text:p>
          </table:table-cell>
        </table:table-row>
        <table:table-row table:style-name="ro2">
          <table:table-cell table:style-name="ce3" office:value-type="string">
            <text:p>Scroll|12</text:p>
          </table:table-cell>
          <table:table-cell table:style-name="ce3" office:value-type="string">
            <text:p>Scroll of Energy Drain</text:p>
          </table:table-cell>
          <table:table-cell table:style-name="ce6" office:value-type="string">
            <text:p>not weapon, cleric may cast “Energy Drain” spell (see Spell description)</text:p>
          </table:table-cell>
        </table:table-row>
        <table:table-row table:style-name="ro2">
          <table:table-cell table:style-name="ce3" office:value-type="string">
            <text:p>Scroll|13</text:p>
          </table:table-cell>
          <table:table-cell table:style-name="ce3" office:value-type="string">
            <text:p>Scroll of Blade Barrier</text:p>
          </table:table-cell>
          <table:table-cell table:style-name="ce6" office:value-type="string">
            <text:p>not weapon, cleric may cast “Blade Barrier” spell (see Spell description)</text:p>
          </table:table-cell>
        </table:table-row>
        <table:table-row table:style-name="ro2">
          <table:table-cell office:value-type="string">
            <text:p>Scroll|14</text:p>
          </table:table-cell>
          <table:table-cell office:value-type="string">
            <text:p>Scroll of Magic Missile</text:p>
          </table:table-cell>
          <table:table-cell office:value-type="string">
            <text:p>not weapon, magic user may cast “Magic Missile” spell (see Spell description)</text:p>
          </table:table-cell>
        </table:table-row>
        <table:table-row table:style-name="ro2">
          <table:table-cell office:value-type="string">
            <text:p>Scroll|15</text:p>
          </table:table-cell>
          <table:table-cell office:value-type="string">
            <text:p>Scroll of Mirror Image</text:p>
          </table:table-cell>
          <table:table-cell office:value-type="string">
            <text:p>not weapon, magic user may cast “Mirror Image” spell (see Spell description)</text:p>
          </table:table-cell>
        </table:table-row>
        <table:table-row table:style-name="ro3">
          <table:table-cell office:value-type="string">
            <text:p>Scroll|16</text:p>
          </table:table-cell>
          <table:table-cell office:value-type="string">
            <text:p>Scroll of Stinking Cloud</text:p>
          </table:table-cell>
          <table:table-cell office:value-type="string">
            <text:p>not weapon, magic user may cast “Stinking Cloud” spell (see Spell description)</text:p>
          </table:table-cell>
        </table:table-row>
        <table:table-row table:style-name="ro2">
          <table:table-cell table:style-name="ce3" office:value-type="string">
            <text:p>Scroll|17</text:p>
          </table:table-cell>
          <table:table-cell table:style-name="ce3" office:value-type="string">
            <text:p>Scroll of Haste</text:p>
          </table:table-cell>
          <table:table-cell table:style-name="ce6" office:value-type="string">
            <text:p>not weapon, magic user may cast “Haste” spell (see Spell description)</text:p>
          </table:table-cell>
        </table:table-row>
        <table:table-row table:style-name="ro3">
          <table:table-cell table:style-name="ce3" office:value-type="string">
            <text:p>Scroll|18</text:p>
          </table:table-cell>
          <table:table-cell table:style-name="ce3" office:value-type="string">
            <text:p>Scroll of Lightning Bolt</text:p>
          </table:table-cell>
          <table:table-cell table:style-name="ce6" office:value-type="string">
            <text:p>not weapon, magic user may cast “Lightning Bolt” spell (see Spell description)</text:p>
          </table:table-cell>
        </table:table-row>
        <table:table-row table:style-name="ro1">
          <table:table-cell table:number-columns-repeated="2" table:style-name="ce3" office:value-type="string">
            <text:p>Shield</text:p>
          </table:table-cell>
          <table:table-cell table:style-name="ce6" office:value-type="string">
            <text:p>not weapon, -1 to AC base</text:p>
          </table:table-cell>
        </table:table-row>
        <table:table-row table:style-name="ro1">
          <table:table-cell office:value-type="string">
            <text:p>Shield|1</text:p>
          </table:table-cell>
          <table:table-cell office:value-type="string">
            <text:p>Shield +1</text:p>
          </table:table-cell>
          <table:table-cell office:value-type="string">
            <text:p>as shield, -1 to AC base, is magical</text:p>
          </table:table-cell>
        </table:table-row>
        <table:table-row table:style-name="ro1">
          <table:table-cell office:value-type="string">
            <text:p>Shield|2</text:p>
          </table:table-cell>
          <table:table-cell office:value-type="string">
            <text:p>Shield +2</text:p>
          </table:table-cell>
          <table:table-cell office:value-type="string">
            <text:p>as shield, -2 to AC base, is magical</text:p>
          </table:table-cell>
        </table:table-row>
        <table:table-row table:style-name="ro1">
          <table:table-cell office:value-type="string">
            <text:p>Shield|3</text:p>
          </table:table-cell>
          <table:table-cell office:value-type="string">
            <text:p>Shield +3</text:p>
          </table:table-cell>
          <table:table-cell office:value-type="string">
            <text:p>as shield, -3 to AC base, is magical</text:p>
          </table:table-cell>
        </table:table-row>
        <table:table-row table:style-name="ro1">
          <table:table-cell table:style-name="ce3" office:value-type="string">
            <text:p>Shield|4</text:p>
          </table:table-cell>
          <table:table-cell table:style-name="ce3" office:value-type="string">
            <text:p>Shield +4</text:p>
          </table:table-cell>
          <table:table-cell table:style-name="ce6" office:value-type="string">
            <text:p>as shield, -4 to AC base, is magical</text:p>
          </table:table-cell>
        </table:table-row>
        <table:table-row table:style-name="ro1">
          <table:table-cell table:style-name="ce3" office:value-type="string">
            <text:p>Shield|5</text:p>
          </table:table-cell>
          <table:table-cell table:style-name="ce3" office:value-type="string">
            <text:p>Shield +5</text:p>
          </table:table-cell>
          <table:table-cell table:style-name="ce6" office:value-type="string">
            <text:p>as shield, -5 to AC base, is magical</text:p>
          </table:table-cell>
        </table:table-row>
        <table:table-row table:style-name="ro1">
          <table:table-cell table:number-columns-repeated="2" table:style-name="ce3" office:value-type="string">
            <text:p>Short Bow</text:p>
          </table:table-cell>
          <table:table-cell table:style-name="ce6" office:value-type="string">
            <text:p>uses arrow, range 19, 2 hands to use</text:p>
          </table:table-cell>
        </table:table-row>
        <table:table-row table:style-name="ro1">
          <table:table-cell table:number-columns-repeated="2" office:value-type="string">
            <text:p>Short Sword</text:p>
          </table:table-cell>
          <table:table-cell office:value-type="string">
            <text:p>damage: 1d6 + 0/1d8 + 0, 1 hand to use</text:p>
          </table:table-cell>
        </table:table-row>
        <table:table-row table:style-name="ro1">
          <table:table-cell office:value-type="string">
            <text:p>Short Sword|1</text:p>
          </table:table-cell>
          <table:table-cell office:value-type="string">
            <text:p>Short Sword +1</text:p>
          </table:table-cell>
          <table:table-cell office:value-type="string">
            <text:p>as short sword, +1 to damage, is magical</text:p>
          </table:table-cell>
        </table:table-row>
        <table:table-row table:style-name="ro1">
          <table:table-cell office:value-type="string">
            <text:p>Short Sword|2</text:p>
          </table:table-cell>
          <table:table-cell office:value-type="string">
            <text:p>Short Sword +2</text:p>
          </table:table-cell>
          <table:table-cell office:value-type="string">
            <text:p>as short sword, +2 to damage, is magical</text:p>
          </table:table-cell>
        </table:table-row>
        <table:table-row table:style-name="ro1">
          <table:table-cell table:style-name="ce3" office:value-type="string">
            <text:p>Short Sword|3</text:p>
          </table:table-cell>
          <table:table-cell table:style-name="ce3" office:value-type="string">
            <text:p>Short Sword +3</text:p>
          </table:table-cell>
          <table:table-cell table:style-name="ce6" office:value-type="string">
            <text:p>as short sword, +3 to damage, is magical</text:p>
          </table:table-cell>
        </table:table-row>
        <table:table-row table:style-name="ro1">
          <table:table-cell table:style-name="ce3" office:value-type="string">
            <text:p>Short Sword|4</text:p>
          </table:table-cell>
          <table:table-cell table:style-name="ce3" office:value-type="string">
            <text:p>Short Sword +4</text:p>
          </table:table-cell>
          <table:table-cell table:style-name="ce6" office:value-type="string">
            <text:p>as short sword, +4 to damage, is magical</text:p>
          </table:table-cell>
        </table:table-row>
        <table:table-row table:style-name="ro1">
          <table:table-cell table:style-name="ce3" office:value-type="string">
            <text:p>Short Sword|5</text:p>
          </table:table-cell>
          <table:table-cell table:style-name="ce3" office:value-type="string">
            <text:p>Short Sword +5</text:p>
          </table:table-cell>
          <table:table-cell table:style-name="ce6" office:value-type="string">
            <text:p>as short sword, +5 to damage, is magical</text:p>
          </table:table-cell>
        </table:table-row>
        <table:table-row table:style-name="ro1">
          <table:table-cell table:number-columns-repeated="2" office:value-type="string">
            <text:p>Silver Dagger</text:p>
          </table:table-cell>
          <table:table-cell office:value-type="string">
            <text:p>as dagger, is silver</text:p>
          </table:table-cell>
        </table:table-row>
        <table:table-row table:style-name="ro2">
          <table:table-cell office:value-type="string">
            <text:p>Silver Shield</text:p>
          </table:table-cell>
          <table:table-cell office:value-type="string">
            <text:p>Silver Shield +3</text:p>
          </table:table-cell>
          <table:table-cell office:value-type="string">
            <text:p>not weapon, -5 to AC base, can reflect gaze, is magical, is silver</text:p>
          </table:table-cell>
        </table:table-row>
        <table:table-row table:style-name="ro1">
          <table:table-cell office:value-type="string">
            <text:p>Silver Shield|1</text:p>
          </table:table-cell>
          <table:table-cell office:value-type="string">
            <text:p>Silver Shield +4</text:p>
          </table:table-cell>
          <table:table-cell office:value-type="string">
            <text:p>as silver shield +3, -1 to AC base</text:p>
          </table:table-cell>
        </table:table-row>
        <table:table-row table:style-name="ro1">
          <table:table-cell table:number-columns-repeated="2" table:style-name="ce3" office:value-type="string">
            <text:p>Sling</text:p>
          </table:table-cell>
          <table:table-cell table:style-name="ce6" office:value-type="string">
            <text:p>damage: 1d4 + 0, range 17</text:p>
          </table:table-cell>
        </table:table-row>
        <table:table-row table:style-name="ro1">
          <table:table-cell table:style-name="ce3" office:value-type="string">
            <text:p>Sling|1</text:p>
          </table:table-cell>
          <table:table-cell table:style-name="ce3" office:value-type="string">
            <text:p>Sling +1</text:p>
          </table:table-cell>
          <table:table-cell table:style-name="ce6" office:value-type="string">
            <text:p>as sling, +1 to damage, is magical</text:p>
          </table:table-cell>
        </table:table-row>
        <table:table-row table:style-name="ro1">
          <table:table-cell table:style-name="ce3" office:value-type="string">
            <text:p>Sling|2</text:p>
          </table:table-cell>
          <table:table-cell table:style-name="ce3" office:value-type="string">
            <text:p>Sling +2</text:p>
          </table:table-cell>
          <table:table-cell table:style-name="ce6" office:value-type="string">
            <text:p>as sling, +2 to damage, is magical</text:p>
          </table:table-cell>
        </table:table-row>
        <table:table-row table:style-name="ro1">
          <table:table-cell office:value-type="string">
            <text:p>Sling|3</text:p>
          </table:table-cell>
          <table:table-cell office:value-type="string">
            <text:p>Sling +3</text:p>
          </table:table-cell>
          <table:table-cell office:value-type="string">
            <text:p>as sling, +3 to damage, is magical</text:p>
          </table:table-cell>
        </table:table-row>
        <table:table-row table:style-name="ro1">
          <table:table-cell office:value-type="string">
            <text:p>Sling|4</text:p>
          </table:table-cell>
          <table:table-cell office:value-type="string">
            <text:p>Sling +4</text:p>
          </table:table-cell>
          <table:table-cell office:value-type="string">
            <text:p>as sling, +4 to damage, is magical</text:p>
          </table:table-cell>
        </table:table-row>
        <table:table-row table:style-name="ro1">
          <table:table-cell office:value-type="string">
            <text:p>Sling|5</text:p>
          </table:table-cell>
          <table:table-cell office:value-type="string">
            <text:p>Sling +5</text:p>
          </table:table-cell>
          <table:table-cell office:value-type="string">
            <text:p>as sling, +5 to damage, is magical</text:p>
          </table:table-cell>
        </table:table-row>
        <table:table-row table:style-name="ro1">
          <table:table-cell table:number-columns-repeated="2" table:style-name="ce3" office:value-type="string">
            <text:p>Spear</text:p>
          </table:table-cell>
          <table:table-cell table:style-name="ce6" office:value-type="string">
            <text:p>damage: 1d6 + 0, range 6</text:p>
          </table:table-cell>
        </table:table-row>
        <table:table-row table:style-name="ro1">
          <table:table-cell table:style-name="ce3" office:value-type="string">
            <text:p>Spear|1</text:p>
          </table:table-cell>
          <table:table-cell table:style-name="ce3" office:value-type="string">
            <text:p>Spear +1</text:p>
          </table:table-cell>
          <table:table-cell table:style-name="ce6" office:value-type="string">
            <text:p>as spear, +1 to damage, is magical</text:p>
          </table:table-cell>
        </table:table-row>
        <table:table-row table:style-name="ro1">
          <table:table-cell table:style-name="ce3" office:value-type="string">
            <text:p>Spear|2</text:p>
          </table:table-cell>
          <table:table-cell table:style-name="ce3" office:value-type="string">
            <text:p>Spear +2</text:p>
          </table:table-cell>
          <table:table-cell table:style-name="ce6" office:value-type="string">
            <text:p>as spear, +2 to damage, is magical</text:p>
          </table:table-cell>
        </table:table-row>
        <table:table-row table:style-name="ro1">
          <table:table-cell office:value-type="string">
            <text:p>Spear|3</text:p>
          </table:table-cell>
          <table:table-cell office:value-type="string">
            <text:p>Spear +3</text:p>
          </table:table-cell>
          <table:table-cell office:value-type="string">
            <text:p>as spear, +3 to damage, is magical</text:p>
          </table:table-cell>
        </table:table-row>
        <table:table-row table:style-name="ro1">
          <table:table-cell office:value-type="string">
            <text:p>Spear|4</text:p>
          </table:table-cell>
          <table:table-cell office:value-type="string">
            <text:p>Spear +4</text:p>
          </table:table-cell>
          <table:table-cell office:value-type="string">
            <text:p>as spear, +4 to damage, is magical</text:p>
          </table:table-cell>
        </table:table-row>
        <table:table-row table:style-name="ro1">
          <table:table-cell office:value-type="string">
            <text:p>Spear|5</text:p>
          </table:table-cell>
          <table:table-cell office:value-type="string">
            <text:p>Spear +5</text:p>
          </table:table-cell>
          <table:table-cell office:value-type="string">
            <text:p>as spear, +5 to damage, is magical</text:p>
          </table:table-cell>
        </table:table-row>
        <table:table-row table:style-name="ro2">
          <table:table-cell table:number-columns-repeated="2" table:style-name="ce3" office:value-type="string">
            <text:p>Spiritual Hammer</text:p>
          </table:table-cell>
          <table:table-cell table:style-name="ce6" office:value-type="string">
            <text:p>as hammer +1, summoned by “Spiritual Hammer” spell</text:p>
          </table:table-cell>
        </table:table-row>
        <table:table-row table:style-name="ro2">
          <table:table-cell table:number-columns-repeated="2" table:style-name="ce3" office:value-type="string">
            <text:p>Staff Sling</text:p>
          </table:table-cell>
          <table:table-cell table:style-name="ce6" office:value-type="string">
            <text:p>damage: 1d8 + 0/2d4 + 0, range 10, 2 hands to use</text:p>
          </table:table-cell>
        </table:table-row>
        <table:table-row table:style-name="ro1">
          <table:table-cell table:style-name="ce3" office:value-type="string">
            <text:p>Staff Sling|1</text:p>
          </table:table-cell>
          <table:table-cell table:style-name="ce3" office:value-type="string">
            <text:p>Staff Sling +1</text:p>
          </table:table-cell>
          <table:table-cell table:style-name="ce6" office:value-type="string">
            <text:p>as staff sling, +1 to damage, is magical</text:p>
          </table:table-cell>
        </table:table-row>
        <table:table-row table:style-name="ro1">
          <table:table-cell office:value-type="string">
            <text:p>Staff Sling|2</text:p>
          </table:table-cell>
          <table:table-cell office:value-type="string">
            <text:p>Staff Sling +2</text:p>
          </table:table-cell>
          <table:table-cell office:value-type="string">
            <text:p>as staff sling, +2 to damage, is magical</text:p>
          </table:table-cell>
        </table:table-row>
        <table:table-row table:style-name="ro1">
          <table:table-cell office:value-type="string">
            <text:p>Staff Sling|3</text:p>
          </table:table-cell>
          <table:table-cell office:value-type="string">
            <text:p>Staff Sling +3</text:p>
          </table:table-cell>
          <table:table-cell office:value-type="string">
            <text:p>as staff sling, +3 to damage, is magical</text:p>
          </table:table-cell>
        </table:table-row>
        <table:table-row table:style-name="ro1">
          <table:table-cell office:value-type="string">
            <text:p>Staff Sling|4</text:p>
          </table:table-cell>
          <table:table-cell office:value-type="string">
            <text:p>Staff Sling +4</text:p>
          </table:table-cell>
          <table:table-cell office:value-type="string">
            <text:p>as staff sling, +4 to damage, is magical</text:p>
          </table:table-cell>
        </table:table-row>
        <table:table-row table:style-name="ro1">
          <table:table-cell table:style-name="ce3" office:value-type="string">
            <text:p>Staff Sling|5</text:p>
          </table:table-cell>
          <table:table-cell table:style-name="ce3" office:value-type="string">
            <text:p>Staff Sling +5</text:p>
          </table:table-cell>
          <table:table-cell table:style-name="ce6" office:value-type="string">
            <text:p>as staff sling, +5 to damage, is magical</text:p>
          </table:table-cell>
        </table:table-row>
        <table:table-row table:style-name="ro2">
          <table:table-cell table:style-name="ce3" office:value-type="string">
            <text:p>Stone</text:p>
          </table:table-cell>
          <table:table-cell table:style-name="ce3" office:value-type="string">
            <text:p>Stone of Good Luck</text:p>
          </table:table-cell>
          <table:table-cell table:style-name="ce6" office:value-type="string">
            <text:p>not weapon, improves users saving throws by 5 while readied</text:p>
          </table:table-cell>
        </table:table-row>
        <table:table-row table:style-name="ro1">
          <table:table-cell table:number-columns-repeated="2" table:style-name="ce3" office:value-type="string">
            <text:p>Studded Leather Armor</text:p>
          </table:table-cell>
          <table:table-cell table:style-name="ce6" office:value-type="string">
            <text:p>not weapon, -3 to AC base</text:p>
          </table:table-cell>
        </table:table-row>
        <table:table-row table:style-name="ro2">
          <table:table-cell office:value-type="string">
            <text:p>Studded Leather Armor|1</text:p>
          </table:table-cell>
          <table:table-cell office:value-type="string">
            <text:p>Studded Leather Armor +1</text:p>
          </table:table-cell>
          <table:table-cell office:value-type="string">
            <text:p>as studded leather armor, -1 to AC base, is magical</text:p>
          </table:table-cell>
        </table:table-row>
        <table:table-row table:style-name="ro2">
          <table:table-cell office:value-type="string">
            <text:p>Studded Leather Armor|2</text:p>
          </table:table-cell>
          <table:table-cell office:value-type="string">
            <text:p>Studded Leather Armor +2</text:p>
          </table:table-cell>
          <table:table-cell office:value-type="string">
            <text:p>as studded leather armor, -2 to AC base, is magical</text:p>
          </table:table-cell>
        </table:table-row>
        <table:table-row table:style-name="ro2">
          <table:table-cell office:value-type="string">
            <text:p>Studded Leather Armor|3</text:p>
          </table:table-cell>
          <table:table-cell office:value-type="string">
            <text:p>Studded Leather Armor +3</text:p>
          </table:table-cell>
          <table:table-cell office:value-type="string">
            <text:p>as studded leather armor, -3 to AC base, is magical</text:p>
          </table:table-cell>
        </table:table-row>
        <table:table-row table:style-name="ro2">
          <table:table-cell table:style-name="ce3" office:value-type="string">
            <text:p>Studded Leather Armor|4</text:p>
          </table:table-cell>
          <table:table-cell table:style-name="ce3" office:value-type="string">
            <text:p>Studded Leather Armor +4</text:p>
          </table:table-cell>
          <table:table-cell table:style-name="ce6" office:value-type="string">
            <text:p>as studded leather armor, -4 to AC base, is magical</text:p>
          </table:table-cell>
        </table:table-row>
        <table:table-row table:style-name="ro2">
          <table:table-cell table:style-name="ce3" office:value-type="string">
            <text:p>Studded Leather Armor|5</text:p>
          </table:table-cell>
          <table:table-cell table:style-name="ce3" office:value-type="string">
            <text:p>Studded Leather Armor +5</text:p>
          </table:table-cell>
          <table:table-cell table:style-name="ce6" office:value-type="string">
            <text:p>as studded leather armor, -5 to AC base, is magical</text:p>
          </table:table-cell>
        </table:table-row>
        <table:table-row table:style-name="ro1">
          <table:table-cell table:number-columns-repeated="2" table:style-name="ce3" office:value-type="string">
            <text:p>Trident</text:p>
          </table:table-cell>
          <table:table-cell table:style-name="ce6" office:value-type="string">
            <text:p>damage: 1d6 + 1/3d4 + 0, 2 hands to use</text:p>
          </table:table-cell>
        </table:table-row>
        <table:table-row table:style-name="ro1">
          <table:table-cell office:value-type="string">
            <text:p>Trident|1</text:p>
          </table:table-cell>
          <table:table-cell office:value-type="string">
            <text:p>Trident +1</text:p>
          </table:table-cell>
          <table:table-cell office:value-type="string">
            <text:p>as trident, +1 to damage, is magical</text:p>
          </table:table-cell>
        </table:table-row>
        <table:table-row table:style-name="ro1">
          <table:table-cell office:value-type="string">
            <text:p>Trident|2</text:p>
          </table:table-cell>
          <table:table-cell office:value-type="string">
            <text:p>Trident +2</text:p>
          </table:table-cell>
          <table:table-cell office:value-type="string">
            <text:p>as trident, +2 to damage, is magical</text:p>
          </table:table-cell>
        </table:table-row>
        <table:table-row table:style-name="ro1">
          <table:table-cell office:value-type="string">
            <text:p>Trident|3</text:p>
          </table:table-cell>
          <table:table-cell office:value-type="string">
            <text:p>Trident +3</text:p>
          </table:table-cell>
          <table:table-cell office:value-type="string">
            <text:p>as trident, +3 to damage, is magical</text:p>
          </table:table-cell>
        </table:table-row>
        <table:table-row table:style-name="ro1">
          <table:table-cell table:style-name="ce3" office:value-type="string">
            <text:p>Trident|4</text:p>
          </table:table-cell>
          <table:table-cell table:style-name="ce3" office:value-type="string">
            <text:p>Trident +4</text:p>
          </table:table-cell>
          <table:table-cell table:style-name="ce6" office:value-type="string">
            <text:p>as trident, +4 to damage, is magical</text:p>
          </table:table-cell>
        </table:table-row>
        <table:table-row table:style-name="ro1">
          <table:table-cell table:style-name="ce3" office:value-type="string">
            <text:p>Trident|5</text:p>
          </table:table-cell>
          <table:table-cell table:style-name="ce3" office:value-type="string">
            <text:p>Trident +5</text:p>
          </table:table-cell>
          <table:table-cell table:style-name="ce6" office:value-type="string">
            <text:p>as trident, +5 to damage, is magical</text:p>
          </table:table-cell>
        </table:table-row>
        <table:table-row table:style-name="ro2">
          <table:table-cell table:number-columns-repeated="2" table:style-name="ce3" office:value-type="string">
            <text:p>Two-Handed Sword</text:p>
          </table:table-cell>
          <table:table-cell table:style-name="ce6" office:value-type="string">
            <text:p>damage: 1d10 + 0/3d6 + 0, 2 hands to use</text:p>
          </table:table-cell>
        </table:table-row>
        <table:table-row table:style-name="ro2">
          <table:table-cell office:value-type="string">
            <text:p>Two-Handed Sword|1</text:p>
          </table:table-cell>
          <table:table-cell office:value-type="string">
            <text:p>Two-Handed Sword +1</text:p>
          </table:table-cell>
          <table:table-cell office:value-type="string">
            <text:p>as two-handed sword, +1 to damage, is magical</text:p>
          </table:table-cell>
        </table:table-row>
        <table:table-row table:style-name="ro2">
          <table:table-cell office:value-type="string">
            <text:p>Two-Handed Sword|2</text:p>
          </table:table-cell>
          <table:table-cell office:value-type="string">
            <text:p>Two-Handed Sword +2</text:p>
          </table:table-cell>
          <table:table-cell office:value-type="string">
            <text:p>as two-handed sword, +2 to damage, is magical</text:p>
          </table:table-cell>
        </table:table-row>
        <table:table-row table:style-name="ro2">
          <table:table-cell office:value-type="string">
            <text:p>Two-Handed Sword|3</text:p>
          </table:table-cell>
          <table:table-cell office:value-type="string">
            <text:p>Two-Handed Sword +3</text:p>
          </table:table-cell>
          <table:table-cell office:value-type="string">
            <text:p>as two-handed sword, +3 to damage, is magical</text:p>
          </table:table-cell>
        </table:table-row>
        <table:table-row table:style-name="ro2">
          <table:table-cell table:style-name="ce3" office:value-type="string">
            <text:p>Two-Handed Sword|4</text:p>
          </table:table-cell>
          <table:table-cell table:style-name="ce3" office:value-type="string">
            <text:p>Two-Handed Sword +4</text:p>
          </table:table-cell>
          <table:table-cell table:style-name="ce6" office:value-type="string">
            <text:p>as two-handed sword, +4 to damage, is magical</text:p>
          </table:table-cell>
        </table:table-row>
        <table:table-row table:style-name="ro2">
          <table:table-cell table:style-name="ce3" office:value-type="string">
            <text:p>Two-Handed Sword|5</text:p>
          </table:table-cell>
          <table:table-cell table:style-name="ce3" office:value-type="string">
            <text:p>Two-Handed Sword +5</text:p>
          </table:table-cell>
          <table:table-cell table:style-name="ce6" office:value-type="string">
            <text:p>as two-handed sword, +5 to damage, is magical</text:p>
          </table:table-cell>
        </table:table-row>
        <table:table-row table:style-name="ro1">
          <table:table-cell table:style-name="ce3" office:value-type="string">
            <text:p>Vial</text:p>
          </table:table-cell>
          <table:table-cell table:style-name="ce3" office:value-type="string">
            <text:p>Vial of Holy Water</text:p>
          </table:table-cell>
          <table:table-cell table:style-name="ce6" office:value-type="string">
            <text:p>not weapon</text:p>
          </table:table-cell>
        </table:table-row>
        <table:table-row table:style-name="ro1">
          <table:table-cell table:number-columns-repeated="2" office:value-type="string">
            <text:p>Wakizashi</text:p>
          </table:table-cell>
          <table:table-cell office:value-type="string">
            <text:p>damage: 1d8 + 0, 1 hand to use</text:p>
          </table:table-cell>
        </table:table-row>
        <table:table-row table:style-name="ro1">
          <table:table-cell office:value-type="string">
            <text:p>Wakizashi|1</text:p>
          </table:table-cell>
          <table:table-cell office:value-type="string">
            <text:p>Wakizashi +1</text:p>
          </table:table-cell>
          <table:table-cell office:value-type="string">
            <text:p>as wakizashi, +1 to damage, is magical</text:p>
          </table:table-cell>
        </table:table-row>
        <table:table-row table:style-name="ro1">
          <table:table-cell office:value-type="string">
            <text:p>Wakizashi|2</text:p>
          </table:table-cell>
          <table:table-cell office:value-type="string">
            <text:p>Wakizashi +2</text:p>
          </table:table-cell>
          <table:table-cell office:value-type="string">
            <text:p>as wakizashi, +2 to damage, is magical</text:p>
          </table:table-cell>
        </table:table-row>
        <table:table-row table:style-name="ro1">
          <table:table-cell table:style-name="ce3" office:value-type="string">
            <text:p>Wakizashi|3</text:p>
          </table:table-cell>
          <table:table-cell table:style-name="ce3" office:value-type="string">
            <text:p>Wakizashi +3</text:p>
          </table:table-cell>
          <table:table-cell table:style-name="ce6" office:value-type="string">
            <text:p>as wakizashi, +3 to damage, is magical</text:p>
          </table:table-cell>
        </table:table-row>
        <table:table-row table:style-name="ro1">
          <table:table-cell table:style-name="ce3" office:value-type="string">
            <text:p>Wakizashi|4</text:p>
          </table:table-cell>
          <table:table-cell table:style-name="ce3" office:value-type="string">
            <text:p>Wakizashi +4</text:p>
          </table:table-cell>
          <table:table-cell table:style-name="ce6" office:value-type="string">
            <text:p>as wakizashi, +4 to damage, is magical</text:p>
          </table:table-cell>
        </table:table-row>
        <table:table-row table:style-name="ro1">
          <table:table-cell table:style-name="ce3" office:value-type="string">
            <text:p>Wakizashi|5</text:p>
          </table:table-cell>
          <table:table-cell table:style-name="ce3" office:value-type="string">
            <text:p>Wakizashi +5</text:p>
          </table:table-cell>
          <table:table-cell table:style-name="ce6" office:value-type="string">
            <text:p>as wakizashi, +5 to damage, is magical</text:p>
          </table:table-cell>
        </table:table-row>
        <table:table-row table:style-name="ro2">
          <table:table-cell office:value-type="string">
            <text:p>Wand</text:p>
          </table:table-cell>
          <table:table-cell office:value-type="string">
            <text:p>Wand of Fireballs</text:p>
          </table:table-cell>
          <table:table-cell office:value-type="string">
            <text:p>not weapon, user casts “Fireball” (see Spell description)</text:p>
          </table:table-cell>
        </table:table-row>
        <table:table-row table:style-name="ro2">
          <table:table-cell office:value-type="string">
            <text:p>Wand|1</text:p>
          </table:table-cell>
          <table:table-cell office:value-type="string">
            <text:p>Wand of Ice Storm</text:p>
          </table:table-cell>
          <table:table-cell office:value-type="string">
            <text:p>not weapon, user casts “Ice Storm” (see Spell description)</text:p>
          </table:table-cell>
        </table:table-row>
        <table:table-row table:style-name="ro2">
          <table:table-cell office:value-type="string">
            <text:p>Wand|2</text:p>
          </table:table-cell>
          <table:table-cell office:value-type="string">
            <text:p>Wand of Lightning</text:p>
          </table:table-cell>
          <table:table-cell office:value-type="string">
            <text:p>not weapon, user casts “Lightning Bolt” (see Spell description)</text:p>
          </table:table-cell>
        </table:table-row>
        <table:table-row table:style-name="ro2">
          <table:table-cell table:style-name="ce3" office:value-type="string">
            <text:p>Wand|3</text:p>
          </table:table-cell>
          <table:table-cell table:style-name="ce3" office:value-type="string">
            <text:p>Wand of Magic Missiles</text:p>
          </table:table-cell>
          <table:table-cell table:style-name="ce6" office:value-type="string">
            <text:p>not weapon, user casts “Magic Missile” (see Spell description)</text:p>
          </table:table-cell>
        </table:table-row>
        <table:table-row table:style-name="ro2">
          <table:table-cell table:style-name="ce3" office:value-type="string">
            <text:p>Wand|4</text:p>
          </table:table-cell>
          <table:table-cell table:style-name="ce3" office:value-type="string">
            <text:p>Wand of Paralysis</text:p>
          </table:table-cell>
          <table:table-cell table:style-name="ce6" office:value-type="string">
            <text:p>not weapon, user casts “Hold Monster” (see Spell description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08/22/2010</text:date>, <text:time>13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